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09in"/>
    </style:style>
    <style:style style:name="co3" style:family="table-column">
      <style:table-column-properties fo:break-before="auto" style:column-width="4.9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chair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2.jpg</text:p>
          </table:table-cell>
          <table:table-cell office:value-type="string">
            <text:p>[“legs”, “surface”, “arm rests”, “blue”,”green”]</text:p>
          </table:table-cell>
        </table:table-row>
        <table:table-row table:style-name="ro1">
          <table:table-cell office:value-type="string">
            <text:p>chair3.jpg</text:p>
          </table:table-cell>
          <table:table-cell office:value-type="string">
            <text:p>[“legs”, “surface”, “black”,”wheels”]</text:p>
          </table:table-cell>
        </table:table-row>
        <table:table-row table:style-name="ro1">
          <table:table-cell office:value-type="string">
            <text:p>chair4.jpg</text:p>
          </table:table-cell>
          <table:table-cell office:value-type="string">
            <text:p>[“legs”, “surface”, “arm rests”, “red”]</text:p>
          </table:table-cell>
        </table:table-row>
        <table:table-row table:style-name="ro1">
          <table:table-cell office:value-type="string">
            <text:p>chair5.jpg</text:p>
          </table:table-cell>
          <table:table-cell office:value-type="string">
            <text:p>[“legs”, “arm rests”, “surface”, “brown”]</text:p>
          </table:table-cell>
        </table:table-row>
        <table:table-row table:style-name="ro1">
          <table:table-cell office:value-type="string">
            <text:p>chair6.jpg</text:p>
          </table:table-cell>
          <table:table-cell office:value-type="string">
            <text:p>[“legs”, “rectangular surface”, “arm rests”, “black”]</text:p>
          </table:table-cell>
        </table:table-row>
        <table:table-row table:style-name="ro1">
          <table:table-cell office:value-type="string">
            <text:p>chair7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8.jpg</text:p>
          </table:table-cell>
          <table:table-cell office:value-type="string">
            <text:p>[“legs”, “rectangular surface”, “red”]</text:p>
          </table:table-cell>
        </table:table-row>
        <table:table-row table:style-name="ro1">
          <table:table-cell office:value-type="string">
            <text:p>chair9.jpg</text:p>
          </table:table-cell>
          <table:table-cell office:value-type="string">
            <text:p>[“legs”, “rectangular surface”, “red”]</text:p>
          </table:table-cell>
        </table:table-row>
        <table:table-row table:style-name="ro1">
          <table:table-cell office:value-type="string">
            <text:p>chair10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11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1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1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chair14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1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16.jpg</text:p>
          </table:table-cell>
          <table:table-cell office:value-type="string">
            <text:p>[“legs”, “surface”, “brown”]</text:p>
          </table:table-cell>
        </table:table-row>
        <table:table-row table:style-name="ro1">
          <table:table-cell office:value-type="string">
            <text:p>chair1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chair1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19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20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chair21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22.jpg</text:p>
          </table:table-cell>
          <table:table-cell office:value-type="string">
            <text:p>[“legs”, “surface”, “arm rests”, “white”]</text:p>
          </table:table-cell>
        </table:table-row>
        <table:table-row table:style-name="ro1">
          <table:table-cell office:value-type="string">
            <text:p>chair23.jpg</text:p>
          </table:table-cell>
          <table:table-cell office:value-type="string">
            <text:p>[“legs”, “rectangular surface”, “gray”]</text:p>
          </table:table-cell>
        </table:table-row>
        <table:table-row table:style-name="ro1">
          <table:table-cell office:value-type="string">
            <text:p>chair24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25.jpg</text:p>
          </table:table-cell>
          <table:table-cell office:value-type="string">
            <text:p>[“legs”, “rectangular surface”, “arm rests”, “brown”]</text:p>
          </table:table-cell>
        </table:table-row>
        <table:table-row table:style-name="ro1">
          <table:table-cell office:value-type="string">
            <text:p>chair26.jpg</text:p>
          </table:table-cell>
          <table:table-cell office:value-type="string">
            <text:p>[“legs”, “rectangular surface”, “arm rests”, “gray”]</text:p>
          </table:table-cell>
        </table:table-row>
        <table:table-row table:style-name="ro1">
          <table:table-cell office:value-type="string">
            <text:p>chair27.jpg</text:p>
          </table:table-cell>
          <table:table-cell office:value-type="string">
            <text:p>[“legs”, “rectangular surface”, “arm rests”, “beige”]</text:p>
          </table:table-cell>
        </table:table-row>
        <table:table-row table:style-name="ro1">
          <table:table-cell office:value-type="string">
            <text:p>chair28.jpg</text:p>
          </table:table-cell>
          <table:table-cell office:value-type="string">
            <text:p>[“legs”, “rectangular surface”, “arm rests”, “gray”]</text:p>
          </table:table-cell>
        </table:table-row>
        <table:table-row table:style-name="ro1">
          <table:table-cell office:value-type="string">
            <text:p>chair29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0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1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2.jpg</text:p>
          </table:table-cell>
          <table:table-cell office:value-type="string">
            <text:p>[“legs”, “rectangular surface”, “arm rests”, “orange”]</text:p>
          </table:table-cell>
        </table:table-row>
        <table:table-row table:style-name="ro1">
          <table:table-cell office:value-type="string">
            <text:p>chair33.jpg</text:p>
          </table:table-cell>
          <table:table-cell office:value-type="string">
            <text:p>[“legs”, “rectangular surface”, “arm rests”, “orange”]</text:p>
          </table:table-cell>
        </table:table-row>
        <table:table-row table:style-name="ro1">
          <table:table-cell office:value-type="string">
            <text:p>chair34.jpg</text:p>
          </table:table-cell>
          <table:table-cell office:value-type="string">
            <text:p>[“legs”, “rectangular surface”, “pillow”, “arm rests”, “orange”]</text:p>
          </table:table-cell>
        </table:table-row>
        <table:table-row table:style-name="ro1">
          <table:table-cell office:value-type="string">
            <text:p>chair35.jpg</text:p>
          </table:table-cell>
          <table:table-cell office:value-type="string">
            <text:p>[“circular surface”, “pillows”, “red”]</text:p>
          </table:table-cell>
        </table:table-row>
        <table:table-row table:style-name="ro1">
          <table:table-cell office:value-type="string">
            <text:p>chair36.jpg</text:p>
          </table:table-cell>
          <table:table-cell office:value-type="string">
            <text:p>[“rectangular surface”, “red”]</text:p>
          </table:table-cell>
        </table:table-row>
        <table:table-row table:style-name="ro1">
          <table:table-cell office:value-type="string">
            <text:p>chair3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3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39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40.jpg</text:p>
          </table:table-cell>
          <table:table-cell office:value-type="string">
            <text:p>[“legs”, “white”]</text:p>
          </table:table-cell>
        </table:table-row>
        <table:table-row table:style-name="ro1">
          <table:table-cell office:value-type="string">
            <text:p>chair41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42.jpg</text:p>
          </table:table-cell>
          <table:table-cell office:value-type="string">
            <text:p>[“legs”, “rectangular surface”, “arm rests”, “black”]</text:p>
          </table:table-cell>
        </table:table-row>
        <table:table-row table:style-name="ro1">
          <table:table-cell office:value-type="string">
            <text:p>chair4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44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4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46.jpg</text:p>
          </table:table-cell>
          <table:table-cell office:value-type="string">
            <text:p>[“legs”, “circular surface”, “arm rests”, “blue”]</text:p>
          </table:table-cell>
        </table:table-row>
        <table:table-row table:style-name="ro1">
          <table:table-cell office:value-type="string">
            <text:p>chair47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48.jpg</text:p>
          </table:table-cell>
          <table:table-cell office:value-type="string">
            <text:p>[“legs”, “surface”, “arm rests”, “red”]</text:p>
          </table:table-cell>
        </table:table-row>
        <table:table-row table:style-name="ro1">
          <table:table-cell office:value-type="string">
            <text:p>chair49.jpg</text:p>
          </table:table-cell>
          <table:table-cell office:value-type="string">
            <text:p>[“rectangular surface”, “beige”]</text:p>
          </table:table-cell>
        </table:table-row>
        <table:table-row table:style-name="ro1">
          <table:table-cell office:value-type="string">
            <text:p>chair50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51.jpg</text:p>
          </table:table-cell>
          <table:table-cell office:value-type="string">
            <text:p>[“leg”, “rectangular surface”, “arm rests”, “red”]</text:p>
          </table:table-cell>
        </table:table-row>
        <table:table-row table:style-name="ro1">
          <table:table-cell office:value-type="string">
            <text:p>chair52.jpg</text:p>
          </table:table-cell>
          <table:table-cell office:value-type="string">
            <text:p>[“legs”, “rectangular surface”, “pillow”, “slate red”]</text:p>
          </table:table-cell>
        </table:table-row>
        <table:table-row table:style-name="ro1">
          <table:table-cell office:value-type="string">
            <text:p>chair5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54.jpg</text:p>
          </table:table-cell>
          <table:table-cell office:value-type="string">
            <text:p>[“leg”, “surface”, “red”]</text:p>
          </table:table-cell>
        </table:table-row>
        <table:table-row table:style-name="ro1">
          <table:table-cell office:value-type="string">
            <text:p>chair55.jpg</text:p>
          </table:table-cell>
          <table:table-cell office:value-type="string">
            <text:p>[“leg”, “surface”, “red”]</text:p>
          </table:table-cell>
        </table:table-row>
        <table:table-row table:style-name="ro1">
          <table:table-cell office:value-type="string">
            <text:p>chair5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57.jpg</text:p>
          </table:table-cell>
          <table:table-cell office:value-type="string">
            <text:p>[“leg”, “surface”, “arm rests”, “black”]</text:p>
          </table:table-cell>
        </table:table-row>
        <table:table-row table:style-name="ro1">
          <table:table-cell office:value-type="string">
            <text:p>chair58.jpg</text:p>
          </table:table-cell>
          <table:table-cell office:value-type="string">
            <text:p>[“legs”, “arm rests”, “wheels”, “black”]</text:p>
          </table:table-cell>
        </table:table-row>
        <table:table-row table:style-name="ro1">
          <table:table-cell office:value-type="string">
            <text:p>chair59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60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chair61.jpg</text:p>
          </table:table-cell>
          <table:table-cell office:value-type="string">
            <text:p>[“legs”, “surface”, “black”]</text:p>
          </table:table-cell>
        </table:table-row>
        <table:table-row table:style-name="ro1">
          <table:table-cell office:value-type="string">
            <text:p>chair62.jpg</text:p>
          </table:table-cell>
          <table:table-cell office:value-type="string">
            <text:p>[“legs”, “arm rests”, “black”]</text:p>
          </table:table-cell>
        </table:table-row>
        <table:table-row table:style-name="ro1">
          <table:table-cell office:value-type="string">
            <text:p>chair63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64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6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66.jpg</text:p>
          </table:table-cell>
          <table:table-cell office:value-type="string">
            <text:p>[“legs”, “arm rest”, “white”]</text:p>
          </table:table-cell>
        </table:table-row>
        <table:table-row table:style-name="ro1">
          <table:table-cell office:value-type="string">
            <text:p>chair67.jpg</text:p>
          </table:table-cell>
          <table:table-cell office:value-type="string">
            <text:p>[“legs”, “surface”, “arm rest”, “brown”]</text:p>
          </table:table-cell>
        </table:table-row>
        <table:table-row table:style-name="ro1">
          <table:table-cell office:value-type="string">
            <text:p>chair68.jpg</text:p>
          </table:table-cell>
          <table:table-cell office:value-type="string">
            <text:p>[“legs”, “rectangular surface”, “silver”]</text:p>
          </table:table-cell>
        </table:table-row>
        <table:table-row table:style-name="ro1">
          <table:table-cell office:value-type="string">
            <text:p>chair69.jpg</text:p>
          </table:table-cell>
          <table:table-cell office:value-type="string">
            <text:p>[“legs”, “turquoise”]</text:p>
          </table:table-cell>
        </table:table-row>
        <table:table-row table:style-name="ro1">
          <table:table-cell office:value-type="string">
            <text:p>chair70.jpg</text:p>
          </table:table-cell>
          <table:table-cell office:value-type="string">
            <text:p>[“legs”, “surface”, “arm rests”, “wheels”, “beige”]</text:p>
          </table:table-cell>
        </table:table-row>
        <table:table-row table:style-name="ro1">
          <table:table-cell office:value-type="string">
            <text:p>chair71.jpg</text:p>
          </table:table-cell>
          <table:table-cell office:value-type="string">
            <text:p>[“legs”, “surface”, “arm rests”, “black”]</text:p>
          </table:table-cell>
        </table:table-row>
        <table:table-row table:style-name="ro1">
          <table:table-cell office:value-type="string">
            <text:p>chair7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73.jpg</text:p>
          </table:table-cell>
          <table:table-cell office:value-type="string">
            <text:p>[“legs”, “white”]</text:p>
          </table:table-cell>
        </table:table-row>
        <table:table-row table:style-name="ro1">
          <table:table-cell office:value-type="string">
            <text:p>chair74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75.jpg</text:p>
          </table:table-cell>
          <table:table-cell office:value-type="string">
            <text:p>[“legs”, “arm rests”, “wheels”, “black”]</text:p>
          </table:table-cell>
        </table:table-row>
        <table:table-row table:style-name="ro1">
          <table:table-cell office:value-type="string">
            <text:p>chair76.jpg</text:p>
          </table:table-cell>
          <table:table-cell office:value-type="string">
            <text:p>[“legs”, “rectangular surface”, “arm rest”, “wheels”, “black”]</text:p>
          </table:table-cell>
        </table:table-row>
        <table:table-row table:style-name="ro1">
          <table:table-cell office:value-type="string">
            <text:p>chair77.jpg</text:p>
          </table:table-cell>
          <table:table-cell office:value-type="string">
            <text:p>[“legs”, “black”]</text:p>
          </table:table-cell>
        </table:table-row>
        <table:table-row table:style-name="ro1">
          <table:table-cell office:value-type="string">
            <text:p>chair78.jpg</text:p>
          </table:table-cell>
          <table:table-cell office:value-type="string">
            <text:p>[“legs”, “rectangular surface”, “arm rest”, “wheels”, “black”]</text:p>
          </table:table-cell>
        </table:table-row>
        <table:table-row table:style-name="ro1">
          <table:table-cell office:value-type="string">
            <text:p>chair79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80.jpg</text:p>
          </table:table-cell>
          <table:table-cell office:value-type="string">
            <text:p>[“legs”, “surface”, “blue”]</text:p>
          </table:table-cell>
        </table:table-row>
        <table:table-row table:style-name="ro1">
          <table:table-cell office:value-type="string">
            <text:p>chair81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8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8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8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85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86.jpg</text:p>
          </table:table-cell>
          <table:table-cell office:value-type="string">
            <text:p>[“legs”, “surface”, “arm rests”, “white”]</text:p>
          </table:table-cell>
        </table:table-row>
        <table:table-row table:style-name="ro1">
          <table:table-cell office:value-type="string">
            <text:p>chair87.jpg</text:p>
          </table:table-cell>
          <table:table-cell office:value-type="string">
            <text:p>[“legs”, “surface”, “wheels”, “white”]</text:p>
          </table:table-cell>
        </table:table-row>
        <table:table-row table:style-name="ro1">
          <table:table-cell office:value-type="string">
            <text:p>chair8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89.jpg</text:p>
          </table:table-cell>
          <table:table-cell office:value-type="string">
            <text:p>[“leg”, “surface”, “black”]</text:p>
          </table:table-cell>
        </table:table-row>
        <table:table-row table:style-name="ro1">
          <table:table-cell office:value-type="string">
            <text:p>chair90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9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2">
          <table:table-cell office:value-type="string">
            <text:p>chair92<text:span text:style-name="T1">.jpg</text:span>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93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94.jpg</text:p>
          </table:table-cell>
          <table:table-cell office:value-type="string">
            <text:p>[“legs”, “rectangular surface”, “gray”]</text:p>
          </table:table-cell>
        </table:table-row>
        <table:table-row table:style-name="ro1">
          <table:table-cell office:value-type="string">
            <text:p>chair95.jpg</text:p>
          </table:table-cell>
          <table:table-cell office:value-type="string">
            <text:p>[“legs”, “surface”, “brown”]</text:p>
          </table:table-cell>
        </table:table-row>
        <table:table-row table:style-name="ro1">
          <table:table-cell office:value-type="string">
            <text:p>chair9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9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98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99.jpg</text:p>
          </table:table-cell>
          <table:table-cell office:value-type="string">
            <text:p>[“leg”, “circular surface”, “arm rests”, “beige”]</text:p>
          </table:table-cell>
        </table:table-row>
        <table:table-row table:style-name="ro1">
          <table:table-cell office:value-type="string">
            <text:p>chair100.jpg</text:p>
          </table:table-cell>
          <table:table-cell office:value-type="string">
            <text:p>[“leg”, “circular surface”, “arm rests”, “beige”]</text:p>
          </table:table-cell>
        </table:table-row>
        <table:table-row table:style-name="ro1">
          <table:table-cell office:value-type="string">
            <text:p>chair101.jpg</text:p>
          </table:table-cell>
          <table:table-cell office:value-type="string">
            <text:p>[“legs”, “surface”, “arm rests”, “purple”]</text:p>
          </table:table-cell>
        </table:table-row>
        <table:table-row table:style-name="ro1">
          <table:table-cell office:value-type="string">
            <text:p>chair102.jpg</text:p>
          </table:table-cell>
          <table:table-cell office:value-type="string">
            <text:p>[“legs”, “surface”, “arm rest”, “pink”]</text:p>
          </table:table-cell>
        </table:table-row>
        <table:table-row table:style-name="ro1">
          <table:table-cell office:value-type="string">
            <text:p>chair103.jpg</text:p>
          </table:table-cell>
          <table:table-cell office:value-type="string">
            <text:p>[“legs” “arm rests”, “gray”]</text:p>
          </table:table-cell>
        </table:table-row>
        <table:table-row table:style-name="ro1">
          <table:table-cell office:value-type="string">
            <text:p>chair104.jpg</text:p>
          </table:table-cell>
          <table:table-cell office:value-type="string">
            <text:p>[“legs”, “rectangular surface”, “arm rests”, “gray”]</text:p>
          </table:table-cell>
        </table:table-row>
        <table:table-row table:style-name="ro1">
          <table:table-cell office:value-type="string">
            <text:p>chair105.jpg</text:p>
          </table:table-cell>
          <table:table-cell office:value-type="string">
            <text:p>[“legs”, “rectangular surface”, “arm rests”, “blue”]</text:p>
          </table:table-cell>
        </table:table-row>
        <table:table-row table:style-name="ro1">
          <table:table-cell office:value-type="string">
            <text:p>chair106.jpg</text:p>
          </table:table-cell>
          <table:table-cell office:value-type="string">
            <text:p>[“legs”, “surface”, “gray”]</text:p>
          </table:table-cell>
        </table:table-row>
        <table:table-row table:style-name="ro1">
          <table:table-cell office:value-type="string">
            <text:p>chair107.jpg</text:p>
          </table:table-cell>
          <table:table-cell office:value-type="string">
            <text:p>[“legs”, “wheels”, “rectangular surface”, “foot rest”, “arm rests”, “black”]</text:p>
          </table:table-cell>
        </table:table-row>
        <table:table-row table:style-name="ro1">
          <table:table-cell office:value-type="string">
            <text:p>chair108.jpg</text:p>
          </table:table-cell>
          <table:table-cell office:value-type="string">
            <text:p>[“legs”, “circular surface”, “black”]</text:p>
          </table:table-cell>
        </table:table-row>
        <table:table-row table:style-name="ro1">
          <table:table-cell office:value-type="string">
            <text:p>chair10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110.jpg</text:p>
          </table:table-cell>
          <table:table-cell office:value-type="string">
            <text:p>[“legs”, “surface”, “arm rests”, “orange”]</text:p>
          </table:table-cell>
        </table:table-row>
        <table:table-row table:style-name="ro1">
          <table:table-cell office:value-type="string">
            <text:p>chair111.jpg</text:p>
          </table:table-cell>
          <table:table-cell office:value-type="string">
            <text:p>[“legs”, “ rectangular surface”, “black”]</text:p>
          </table:table-cell>
        </table:table-row>
        <table:table-row table:style-name="ro1">
          <table:table-cell office:value-type="string">
            <text:p>chair112.jpg</text:p>
          </table:table-cell>
          <table:table-cell office:value-type="string">
            <text:p>[“legs”, “wheels”, “rectangular surface”, “arm rests”, “grey”]</text:p>
          </table:table-cell>
        </table:table-row>
        <table:table-row table:style-name="ro1">
          <table:table-cell office:value-type="string">
            <text:p>chair113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114.jpg</text:p>
          </table:table-cell>
          <table:table-cell office:value-type="string">
            <text:p>[“legs”, “rectangular surface”, “arm rests”, “cup holder”, “grey”]</text:p>
          </table:table-cell>
        </table:table-row>
        <table:table-row table:style-name="ro1">
          <table:table-cell office:value-type="string">
            <text:p>chair115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116.jpg</text:p>
          </table:table-cell>
          <table:table-cell office:value-type="string">
            <text:p>[“legs”, “surface”, “red”]</text:p>
          </table:table-cell>
        </table:table-row>
        <table:table-row table:style-name="ro1">
          <table:table-cell office:value-type="string">
            <text:p>chair117.jpg</text:p>
          </table:table-cell>
          <table:table-cell office:value-type="string">
            <text:p>[“legs”, “rectangular surface”, “pillow”, “pink”]</text:p>
          </table:table-cell>
        </table:table-row>
        <table:table-row table:style-name="ro1">
          <table:table-cell office:value-type="string">
            <text:p>chair118.jpg</text:p>
          </table:table-cell>
          <table:table-cell office:value-type="string">
            <text:p>[“legs”, “wheels”, “surface”, “arm rests”, “black”]</text:p>
          </table:table-cell>
        </table:table-row>
        <table:table-row table:style-name="ro1">
          <table:table-cell office:value-type="string">
            <text:p>chair119.jpg</text:p>
          </table:table-cell>
          <table:table-cell office:value-type="string">
            <text:p>[“legs”, “rectangular surface”, “arm rests”, “cup holder”, “purple”]</text:p>
          </table:table-cell>
        </table:table-row>
        <table:table-row table:style-name="ro1">
          <table:table-cell office:value-type="string">
            <text:p>chair12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chair121.jpg</text:p>
          </table:table-cell>
          <table:table-cell office:value-type="string">
            <text:p>[“legs”, “rectangular surface”, “arm rests”, “green”]</text:p>
          </table:table-cell>
        </table:table-row>
        <table:table-row table:style-name="ro1">
          <table:table-cell office:value-type="string">
            <text:p>chair122.jpg</text:p>
          </table:table-cell>
          <table:table-cell office:value-type="string">
            <text:p>[“legs”, “rectangular surface”, “arm rests”, “white”]</text:p>
          </table:table-cell>
        </table:table-row>
        <table:table-row table:style-name="ro1">
          <table:table-cell office:value-type="string">
            <text:p>chair123.jpg</text:p>
          </table:table-cell>
          <table:table-cell office:value-type="string">
            <text:p>[“legs”, “rectangular surface”, “arm rests”, “cup holder”, “blue”]</text:p>
          </table:table-cell>
        </table:table-row>
        <table:table-row table:style-name="ro1">
          <table:table-cell office:value-type="string">
            <text:p>chair124.jpg</text:p>
          </table:table-cell>
          <table:table-cell office:value-type="string">
            <text:p>[“legs”, “rectangular surface”, “arm rests”, “yellow”]</text:p>
          </table:table-cell>
        </table:table-row>
        <table:table-row table:style-name="ro1">
          <table:table-cell office:value-type="string">
            <text:p>chair125.jpg</text:p>
          </table:table-cell>
          <table:table-cell office:value-type="string">
            <text:p>[“legs”, “rectangular surface”, “arm rests”, “cup holder”, “purple”]</text:p>
          </table:table-cell>
        </table:table-row>
        <table:table-row table:style-name="ro1">
          <table:table-cell office:value-type="string">
            <text:p>chair126.jpg</text:p>
          </table:table-cell>
          <table:table-cell office:value-type="string">
            <text:p>[“legs”, “rectangular surface”, “arm rests”, “trey”, “gray”]</text:p>
          </table:table-cell>
        </table:table-row>
        <table:table-row table:style-name="ro1">
          <table:table-cell office:value-type="string">
            <text:p>chair127.jpg</text:p>
          </table:table-cell>
          <table:table-cell office:value-type="string">
            <text:p>[“legs”, “rectangular surface”, “arm rests”, “cup holder”, “red”]</text:p>
          </table:table-cell>
        </table:table-row>
        <table:table-row table:style-name="ro1">
          <table:table-cell office:value-type="string">
            <text:p>chair128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chair129.jpg</text:p>
          </table:table-cell>
          <table:table-cell office:value-type="string">
            <text:p>[“legs”, “rectangular surface”, “arm rests”, “brown”]</text:p>
          </table:table-cell>
        </table:table-row>
        <table:table-row table:style-name="ro1">
          <table:table-cell office:value-type="string">
            <text:p>chair130.jpg</text:p>
          </table:table-cell>
          <table:table-cell office:value-type="string">
            <text:p>[“legs”, “rectangular surface”, “arm rests”, “beige”]</text:p>
          </table:table-cell>
        </table:table-row>
        <table:table-row table:style-name="ro1">
          <table:table-cell office:value-type="string">
            <text:p>chair131.jpg</text:p>
          </table:table-cell>
          <table:table-cell office:value-type="string">
            <text:p>[“legs”, “rectangular surface”, <text:s/>“red”]</text:p>
          </table:table-cell>
        </table:table-row>
        <table:table-row table:style-name="ro1">
          <table:table-cell office:value-type="string">
            <text:p>chair132.jpg</text:p>
          </table:table-cell>
          <table:table-cell office:value-type="string">
            <text:p>[“legs”, “rectangular surface”, <text:s/>“grey”]</text:p>
          </table:table-cell>
        </table:table-row>
        <table:table-row table:style-name="ro1">
          <table:table-cell office:value-type="string">
            <text:p>chair133.jpg</text:p>
          </table:table-cell>
          <table:table-cell office:value-type="string">
            <text:p>[“legs”, “rectangular surface”, <text:s/>“black”]</text:p>
          </table:table-cell>
        </table:table-row>
        <table:table-row table:style-name="ro1">
          <table:table-cell office:value-type="string">
            <text:p>chair134.jpg</text:p>
          </table:table-cell>
          <table:table-cell office:value-type="string">
            <text:p>[“legs”, “rectangular surface”, <text:s/>“blue”]</text:p>
          </table:table-cell>
        </table:table-row>
        <table:table-row table:style-name="ro1">
          <table:table-cell office:value-type="string">
            <text:p>chair135.jpg</text:p>
          </table:table-cell>
          <table:table-cell office:value-type="string">
            <text:p>[“legs”, “rectangular surface”, <text:s/>“blue”]</text:p>
          </table:table-cell>
        </table:table-row>
        <table:table-row table:style-name="ro1">
          <table:table-cell office:value-type="string">
            <text:p>chair136.jpg</text:p>
          </table:table-cell>
          <table:table-cell office:value-type="string">
            <text:p>[“legs”, “rectangular surface”, “arm rests”, “cup holders”, “blue”]</text:p>
          </table:table-cell>
        </table:table-row>
        <table:table-row table:style-name="ro1">
          <table:table-cell office:value-type="string">
            <text:p>chair137.jpg</text:p>
          </table:table-cell>
          <table:table-cell office:value-type="string">
            <text:p>[“legs”, “rectangular surface”, “arm rests”, <text:s/>“blue”]</text:p>
          </table:table-cell>
        </table:table-row>
        <table:table-row table:style-name="ro1">
          <table:table-cell office:value-type="string">
            <text:p>chair138.jpg</text:p>
          </table:table-cell>
          <table:table-cell office:value-type="string">
            <text:p>[“legs”, “rectangular surface”, <text:s/>“blue”]</text:p>
          </table:table-cell>
        </table:table-row>
        <table:table-row table:style-name="ro1">
          <table:table-cell office:value-type="string">
            <text:p>chair139.jpg</text:p>
          </table:table-cell>
          <table:table-cell office:value-type="string">
            <text:p>[“legs”, “rectangular surface”, <text:s/>“grey”]</text:p>
          </table:table-cell>
        </table:table-row>
        <table:table-row table:style-name="ro1">
          <table:table-cell office:value-type="string">
            <text:p>chair140.jpg</text:p>
          </table:table-cell>
          <table:table-cell office:value-type="string">
            <text:p>[“rectangular surface”, <text:s/>“arm rests”, “white”]</text:p>
          </table:table-cell>
        </table:table-row>
        <table:table-row table:style-name="ro1">
          <table:table-cell office:value-type="string">
            <text:p>chair141.jpg</text:p>
          </table:table-cell>
          <table:table-cell office:value-type="string">
            <text:p>[“legs”, “rectangular surface”, <text:s/>“arm rests”, “green”]</text:p>
          </table:table-cell>
        </table:table-row>
        <table:table-row table:style-name="ro1">
          <table:table-cell office:value-type="string">
            <text:p>chair142.jpg</text:p>
          </table:table-cell>
          <table:table-cell office:value-type="string">
            <text:p>[“surface”, “arm rests”, “cup holder”, “beige”]</text:p>
          </table:table-cell>
        </table:table-row>
        <table:table-row table:style-name="ro1">
          <table:table-cell office:value-type="string">
            <text:p>chair143.jpg</text:p>
          </table:table-cell>
          <table:table-cell office:value-type="string">
            <text:p>[“legs”, “arm rests”, “blue”]</text:p>
          </table:table-cell>
        </table:table-row>
        <table:table-row table:style-name="ro1">
          <table:table-cell office:value-type="string">
            <text:p>chair144.jpg</text:p>
          </table:table-cell>
          <table:table-cell office:value-type="string">
            <text:p>[“legs”, “surface”, “arm rests”, “cup holder”, “beige”]</text:p>
          </table:table-cell>
        </table:table-row>
        <table:table-row table:style-name="ro1">
          <table:table-cell office:value-type="string">
            <text:p>chair145.jpg</text:p>
          </table:table-cell>
          <table:table-cell office:value-type="string">
            <text:p>[“surface”, “arm rests”, “black”]</text:p>
          </table:table-cell>
        </table:table-row>
        <table:table-row table:style-name="ro1">
          <table:table-cell office:value-type="string">
            <text:p>chair146.jpg</text:p>
          </table:table-cell>
          <table:table-cell office:value-type="string">
            <text:p>[“legs”, “surface”, “arm rests”, “cup holders”, “red”]</text:p>
          </table:table-cell>
        </table:table-row>
        <table:table-row table:style-name="ro1">
          <table:table-cell office:value-type="string">
            <text:p>chair147.jpg</text:p>
          </table:table-cell>
          <table:table-cell office:value-type="string">
            <text:p>[“legs”, “surface”, “arm rests”, “cup holder”, “red”]</text:p>
          </table:table-cell>
        </table:table-row>
        <table:table-row table:style-name="ro1">
          <table:table-cell office:value-type="string">
            <text:p>chair148.jpg</text:p>
          </table:table-cell>
          <table:table-cell office:value-type="string">
            <text:p>[“legs”, “surface”, “arm rests”, “beige”]</text:p>
          </table:table-cell>
        </table:table-row>
        <table:table-row table:style-name="ro1">
          <table:table-cell office:value-type="string">
            <text:p>chair149.jpg</text:p>
          </table:table-cell>
          <table:table-cell office:value-type="string">
            <text:p>[“legs”, “surface”, “arm rests”, “cup holder”, “red”]</text:p>
          </table:table-cell>
        </table:table-row>
        <table:table-row table:style-name="ro1">
          <table:table-cell office:value-type="string">
            <text:p>chair150.jpg</text:p>
          </table:table-cell>
          <table:table-cell office:value-type="string">
            <text:p>[“rectangular surface”, “arm rests”, “cup holders”, “blue”]</text:p>
          </table:table-cell>
        </table:table-row>
        <table:table-row table:style-name="ro1">
          <table:table-cell office:value-type="string">
            <text:p>chair151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152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153.jpg</text:p>
          </table:table-cell>
          <table:table-cell office:value-type="string">
            <text:p>[“legs”, “wheels”, “rectangular surface”, “grey”]</text:p>
          </table:table-cell>
        </table:table-row>
        <table:table-row table:style-name="ro1">
          <table:table-cell office:value-type="string">
            <text:p>chair154.jpg</text:p>
          </table:table-cell>
          <table:table-cell office:value-type="string">
            <text:p>[“legs”, “surface”, “arm rests”, “cup holder”, “beige”]</text:p>
          </table:table-cell>
        </table:table-row>
        <table:table-row table:style-name="ro1">
          <table:table-cell office:value-type="string">
            <text:p>chair155.jpg</text:p>
          </table:table-cell>
          <table:table-cell office:value-type="string">
            <text:p>[“legs”, “rectangular surface”, “arm rests”, “cup holder”, “grey”]</text:p>
          </table:table-cell>
        </table:table-row>
        <table:table-row table:style-name="ro1">
          <table:table-cell office:value-type="string">
            <text:p>chair156.jpg</text:p>
          </table:table-cell>
          <table:table-cell office:value-type="string">
            <text:p>[“legs”, “rectangular surface”, “arm rests”, “cup holder”, “green”]</text:p>
          </table:table-cell>
        </table:table-row>
        <table:table-row table:style-name="ro1">
          <table:table-cell office:value-type="string">
            <text:p>chair15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158.jpg</text:p>
          </table:table-cell>
          <table:table-cell office:value-type="string">
            <text:p>[“legs”, “rectangular surface”, “arm rests”, “cup holders”, “blue”]</text:p>
          </table:table-cell>
        </table:table-row>
        <table:table-row table:style-name="ro1">
          <table:table-cell office:value-type="string">
            <text:p>chair159.jpg</text:p>
          </table:table-cell>
          <table:table-cell office:value-type="string">
            <text:p>[“legs”, “rectangular surface”, “arm rests”, “cup holders”, “black”]</text:p>
          </table:table-cell>
        </table:table-row>
        <table:table-row table:style-name="ro1">
          <table:table-cell office:value-type="string">
            <text:p>chair160.jpg</text:p>
          </table:table-cell>
          <table:table-cell office:value-type="string">
            <text:p>[“legs”, “rectangular surface”, “arm rests”, “beige”]</text:p>
          </table:table-cell>
        </table:table-row>
        <table:table-row table:style-name="ro1">
          <table:table-cell office:value-type="string">
            <text:p>chair161.jpg</text:p>
          </table:table-cell>
          <table:table-cell office:value-type="string">
            <text:p>[“legs”, “surface”, “arm rests”, “cup holders”, “black”]</text:p>
          </table:table-cell>
        </table:table-row>
        <table:table-row table:style-name="ro1">
          <table:table-cell office:value-type="string">
            <text:p>chair162.jpg</text:p>
          </table:table-cell>
          <table:table-cell office:value-type="string">
            <text:p>[“legs”, “rectangular surface”, “arm rests”, “white”]</text:p>
          </table:table-cell>
        </table:table-row>
        <table:table-row table:style-name="ro1">
          <table:table-cell office:value-type="string">
            <text:p>chair163.jpg</text:p>
          </table:table-cell>
          <table:table-cell office:value-type="string">
            <text:p>[“legs”, “rectangular surface”, “arm rests”, “cup holder”, “brown”]</text:p>
          </table:table-cell>
        </table:table-row>
        <table:table-row table:style-name="ro1">
          <table:table-cell office:value-type="string">
            <text:p>chair164.jpg</text:p>
          </table:table-cell>
          <table:table-cell office:value-type="string">
            <text:p>[“legs”, “wheels”, “surface”, “arm rests”, “black”]</text:p>
          </table:table-cell>
        </table:table-row>
        <table:table-row table:style-name="ro1">
          <table:table-cell office:value-type="string">
            <text:p>chair165.jpg</text:p>
          </table:table-cell>
          <table:table-cell office:value-type="string">
            <text:p>[“legs”, “rectangular surface”, “arm rests”, “cup holders”, “white”]</text:p>
          </table:table-cell>
        </table:table-row>
        <table:table-row table:style-name="ro1">
          <table:table-cell office:value-type="string">
            <text:p>chair166.jpg</text:p>
          </table:table-cell>
          <table:table-cell office:value-type="string">
            <text:p>[“legs”, “rectangular surface”, “arm rests”, “cup holders”, “blue”]</text:p>
          </table:table-cell>
        </table:table-row>
        <table:table-row table:style-name="ro1">
          <table:table-cell office:value-type="string">
            <text:p>chair167.jpg</text:p>
          </table:table-cell>
          <table:table-cell office:value-type="string">
            <text:p>[“legs”, “rectangular surface”, “arm rests”, “cup holder, “brown”]</text:p>
          </table:table-cell>
        </table:table-row>
        <table:table-row table:style-name="ro1">
          <table:table-cell office:value-type="string">
            <text:p>chair168.jpg</text:p>
          </table:table-cell>
          <table:table-cell office:value-type="string">
            <text:p>[“legs”, “rectangular surface”, “arm rests”, “cup holder”, “grey”]</text:p>
          </table:table-cell>
        </table:table-row>
        <table:table-row table:style-name="ro1">
          <table:table-cell office:value-type="string">
            <text:p>chair169.jpg</text:p>
          </table:table-cell>
          <table:table-cell office:value-type="string">
            <text:p>[“legs”, “rectangular surface”, “arm rests”, “cup holder”, “brown”]</text:p>
          </table:table-cell>
        </table:table-row>
        <table:table-row table:style-name="ro1">
          <table:table-cell office:value-type="string">
            <text:p>chair170.jpg</text:p>
          </table:table-cell>
          <table:table-cell office:value-type="string">
            <text:p>[“legs”, “surface”, “arm rests”, “cup holders”, “black”]</text:p>
          </table:table-cell>
        </table:table-row>
        <table:table-row table:style-name="ro1">
          <table:table-cell office:value-type="string">
            <text:p>chair171.jpg</text:p>
          </table:table-cell>
          <table:table-cell office:value-type="string">
            <text:p>[“legs”, “rectangular surface”, “green”]</text:p>
          </table:table-cell>
        </table:table-row>
        <table:table-row table:style-name="ro1">
          <table:table-cell office:value-type="string">
            <text:p>chair172.jpg</text:p>
          </table:table-cell>
          <table:table-cell office:value-type="string">
            <text:p>[“legs”, “arm rest”, “white”]</text:p>
          </table:table-cell>
        </table:table-row>
        <table:table-row table:style-name="ro1">
          <table:table-cell office:value-type="string">
            <text:p>chair173.jpg</text:p>
          </table:table-cell>
          <table:table-cell office:value-type="string">
            <text:p>[“surface”, “arm rests”, “cup holders”, “black”]</text:p>
          </table:table-cell>
        </table:table-row>
        <table:table-row table:style-name="ro1">
          <table:table-cell office:value-type="string">
            <text:p>chair174.jpg</text:p>
          </table:table-cell>
          <table:table-cell office:value-type="string">
            <text:p>[“legs”, “rectangular surface”, “arm rests”, <text:s/>“beige”]</text:p>
          </table:table-cell>
        </table:table-row>
        <table:table-row table:style-name="ro1">
          <table:table-cell office:value-type="string">
            <text:p>chair175.jpg</text:p>
          </table:table-cell>
          <table:table-cell office:value-type="string">
            <text:p>[“legs”, “rectangular surface”, “arm rests”, “cup holder”, “green”]</text:p>
          </table:table-cell>
        </table:table-row>
        <table:table-row table:style-name="ro1">
          <table:table-cell office:value-type="string">
            <text:p>chair176.jpg</text:p>
          </table:table-cell>
          <table:table-cell office:value-type="string">
            <text:p>[“rectangular surface”, “black”]</text:p>
          </table:table-cell>
        </table:table-row>
        <table:table-row table:style-name="ro1">
          <table:table-cell office:value-type="string">
            <text:p>chair177.jpg</text:p>
          </table:table-cell>
          <table:table-cell office:value-type="string">
            <text:p>[“legs”, “arm rests”, “cup holder”, “green”]</text:p>
          </table:table-cell>
        </table:table-row>
        <table:table-row table:style-name="ro1">
          <table:table-cell office:value-type="string">
            <text:p>chair178.jpg</text:p>
          </table:table-cell>
          <table:table-cell office:value-type="string">
            <text:p>[“legs”, “surface”, “arm rests”, “cup holders”, “beige”]</text:p>
          </table:table-cell>
        </table:table-row>
        <table:table-row table:style-name="ro1">
          <table:table-cell office:value-type="string">
            <text:p>chair179.jpg</text:p>
          </table:table-cell>
          <table:table-cell office:value-type="string">
            <text:p>[“legs”, “rectangular surface”, “arm rests”, <text:s/>“brown”]</text:p>
          </table:table-cell>
        </table:table-row>
        <table:table-row table:style-name="ro1">
          <table:table-cell office:value-type="string">
            <text:p>chair180.jpg</text:p>
          </table:table-cell>
          <table:table-cell office:value-type="string">
            <text:p>[“legs”, “rectangular surface”, “arm rests”, “cup holder”, “grey”]</text:p>
          </table:table-cell>
        </table:table-row>
        <table:table-row table:style-name="ro1">
          <table:table-cell office:value-type="string">
            <text:p>chair181.jpg</text:p>
          </table:table-cell>
          <table:table-cell office:value-type="string">
            <text:p>[“circular surface”, “black”]</text:p>
          </table:table-cell>
        </table:table-row>
        <table:table-row table:style-name="ro1">
          <table:table-cell office:value-type="string">
            <text:p>chair182.jpg</text:p>
          </table:table-cell>
          <table:table-cell office:value-type="string">
            <text:p>[“legs”, “surface”, “arm rests”, “grey”]</text:p>
          </table:table-cell>
        </table:table-row>
        <table:table-row table:style-name="ro1">
          <table:table-cell office:value-type="string">
            <text:p>chair183.jpg</text:p>
          </table:table-cell>
          <table:table-cell office:value-type="string">
            <text:p>[“legs”, “surface”, “arm rests”, “cup holders”, “yellow”]</text:p>
          </table:table-cell>
        </table:table-row>
        <table:table-row table:style-name="ro1">
          <table:table-cell office:value-type="string">
            <text:p>chair184.jpg</text:p>
          </table:table-cell>
          <table:table-cell office:value-type="string">
            <text:p>[“legs”, “arm rests”, “black”]</text:p>
          </table:table-cell>
        </table:table-row>
        <table:table-row table:style-name="ro1">
          <table:table-cell office:value-type="string">
            <text:p>chair185.jpg</text:p>
          </table:table-cell>
          <table:table-cell office:value-type="string">
            <text:p>[“legs”, “arm rests”, “grey”]</text:p>
          </table:table-cell>
        </table:table-row>
        <table:table-row table:style-name="ro1">
          <table:table-cell office:value-type="string">
            <text:p>chair186.jpg</text:p>
          </table:table-cell>
          <table:table-cell office:value-type="string">
            <text:p>[“rectangular surface”, “black”]</text:p>
          </table:table-cell>
        </table:table-row>
        <table:table-row table:style-name="ro1">
          <table:table-cell office:value-type="string">
            <text:p>chair187.jpg</text:p>
          </table:table-cell>
          <table:table-cell office:value-type="string">
            <text:p>[“legs”, “rectangular surface”, “arm rests”, “cup holder”, “purple”]</text:p>
          </table:table-cell>
        </table:table-row>
        <table:table-row table:style-name="ro1">
          <table:table-cell office:value-type="string">
            <text:p>chair188.jpg</text:p>
          </table:table-cell>
          <table:table-cell office:value-type="string">
            <text:p>[“legs”, “rectangular surface”, “arm rests”, “black”]</text:p>
          </table:table-cell>
        </table:table-row>
        <table:table-row table:style-name="ro1">
          <table:table-cell office:value-type="string">
            <text:p>chair189.jpg</text:p>
          </table:table-cell>
          <table:table-cell office:value-type="string">
            <text:p>[“surface”, “arm rests”, “grey”]</text:p>
          </table:table-cell>
        </table:table-row>
        <table:table-row table:style-name="ro1">
          <table:table-cell office:value-type="string">
            <text:p>chair190.jpg</text:p>
          </table:table-cell>
          <table:table-cell office:value-type="string">
            <text:p>[“rectangular surface”, “arm rests”, “black”]</text:p>
          </table:table-cell>
        </table:table-row>
        <table:table-row table:style-name="ro1">
          <table:table-cell office:value-type="string">
            <text:p>chair191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192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193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194.jpg</text:p>
          </table:table-cell>
          <table:table-cell office:value-type="string">
            <text:p>[“legs”, “wheels”, “arm rests”, “white”]</text:p>
          </table:table-cell>
        </table:table-row>
        <table:table-row table:style-name="ro1">
          <table:table-cell office:value-type="string">
            <text:p>chair195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196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197.jpg</text:p>
          </table:table-cell>
          <table:table-cell office:value-type="string">
            <text:p>[“rectangular surface”, “grey”]</text:p>
          </table:table-cell>
        </table:table-row>
        <table:table-row table:style-name="ro1">
          <table:table-cell office:value-type="string">
            <text:p>chair198.jpg</text:p>
          </table:table-cell>
          <table:table-cell office:value-type="string">
            <text:p>[“surface”, “grey”]</text:p>
          </table:table-cell>
        </table:table-row>
        <table:table-row table:style-name="ro1">
          <table:table-cell office:value-type="string">
            <text:p>chair199.jpg</text:p>
          </table:table-cell>
          <table:table-cell office:value-type="string">
            <text:p>[“legs”, “wheels”, “surface”, “arm rests”, “grey”]</text:p>
          </table:table-cell>
        </table:table-row>
        <table:table-row table:style-name="ro1">
          <table:table-cell office:value-type="string">
            <text:p>chair200.jpg</text:p>
          </table:table-cell>
          <table:table-cell office:value-type="string">
            <text:p>[“legs”, “wheels”, “surface”, “arm rests”, “white”]</text:p>
          </table:table-cell>
        </table:table-row>
        <table:table-row table:style-name="ro1">
          <table:table-cell office:value-type="string">
            <text:p>table1.jpg</text:p>
          </table:table-cell>
          <table:table-cell office:value-type="string">
            <text:p>[“legs”, “rectangular surface”, “arm rests”, “light brown”]</text:p>
          </table:table-cell>
        </table:table-row>
        <table:table-row table:style-name="ro1">
          <table:table-cell office:value-type="string">
            <text:p>table2.jpg</text:p>
          </table:table-cell>
          <table:table-cell office:value-type="string">
            <text:p>[“legs”, “round surface”, “red”]</text:p>
          </table:table-cell>
        </table:table-row>
        <table:table-row table:style-name="ro1">
          <table:table-cell office:value-type="string">
            <text:p>table3.jpg</text:p>
          </table:table-cell>
          <table:table-cell office:value-type="string">
            <text:p>[“legs”, “round surface”, “beige”]</text:p>
          </table:table-cell>
        </table:table-row>
        <table:table-row table:style-name="ro1">
          <table:table-cell office:value-type="string">
            <text:p>table4.jpg</text:p>
          </table:table-cell>
          <table:table-cell office:value-type="string">
            <text:p>[“legs”, “round surface”, “beige”]</text:p>
          </table:table-cell>
        </table:table-row>
        <table:table-row table:style-name="ro1">
          <table:table-cell office:value-type="string">
            <text:p>table5.jpg</text:p>
          </table:table-cell>
          <table:table-cell office:value-type="string">
            <text:p>[“legs”, “round surface”, “white”]</text:p>
          </table:table-cell>
        </table:table-row>
        <table:table-row table:style-name="ro1">
          <table:table-cell office:value-type="string">
            <text:p>table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8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2.jpg</text:p>
          </table:table-cell>
          <table:table-cell office:value-type="string">
            <text:p>[“legs”, “triangluar surface”, “brown”]</text:p>
          </table:table-cell>
        </table:table-row>
        <table:table-row table:style-name="ro1">
          <table:table-cell office:value-type="string">
            <text:p>table1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table14.jpg</text:p>
          </table:table-cell>
          <table:table-cell office:value-type="string">
            <text:p>[“legs”, “rectangular surface”, “green”]</text:p>
          </table:table-cell>
        </table:table-row>
        <table:table-row table:style-name="ro1">
          <table:table-cell office:value-type="string">
            <text:p>table15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7.jpg</text:p>
          </table:table-cell>
          <table:table-cell office:value-type="string">
            <text:p>[“leg”, “circular surface”, “grey”]</text:p>
          </table:table-cell>
        </table:table-row>
        <table:table-row table:style-name="ro1">
          <table:table-cell office:value-type="string">
            <text:p>table18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20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2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22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23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24.jpg</text:p>
          </table:table-cell>
          <table:table-cell office:value-type="string">
            <text:p>[“legs”, “rectangular surface”, “black”, “base”]</text:p>
          </table:table-cell>
        </table:table-row>
        <table:table-row table:style-name="ro1">
          <table:table-cell office:value-type="string">
            <text:p>table25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2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2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28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29.jpg</text:p>
          </table:table-cell>
          <table:table-cell office:value-type="string">
            <text:p>[“legs”, “circular surface”, “blue”]</text:p>
          </table:table-cell>
        </table:table-row>
        <table:table-row table:style-name="ro1">
          <table:table-cell office:value-type="string">
            <text:p>table30.jpg</text:p>
          </table:table-cell>
          <table:table-cell office:value-type="string">
            <text:p>[“leg”, “circular surface”, “green”]</text:p>
          </table:table-cell>
        </table:table-row>
        <table:table-row table:style-name="ro1">
          <table:table-cell office:value-type="string">
            <text:p>table3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32.jpg</text:p>
          </table:table-cell>
          <table:table-cell office:value-type="string">
            <text:p>[“base”, “rectangluar surface”, “brown”]</text:p>
          </table:table-cell>
        </table:table-row>
        <table:table-row table:style-name="ro1">
          <table:table-cell office:value-type="string">
            <text:p>table33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34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35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3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37.jpg</text:p>
          </table:table-cell>
          <table:table-cell office:value-type="string">
            <text:p>[“leg”, “circular surface”, “white”, “base”]</text:p>
          </table:table-cell>
        </table:table-row>
        <table:table-row table:style-name="ro1">
          <table:table-cell office:value-type="string">
            <text:p>table38.jpg</text:p>
          </table:table-cell>
          <table:table-cell office:value-type="string">
            <text:p>[“leg”, “rectangular surface”, “white”, “base”]</text:p>
          </table:table-cell>
        </table:table-row>
        <table:table-row table:style-name="ro1">
          <table:table-cell office:value-type="string">
            <text:p>table39.jpg</text:p>
          </table:table-cell>
          <table:table-cell office:value-type="string">
            <text:p>[“leg”, “circular surface”, “beige”, “base”]</text:p>
          </table:table-cell>
        </table:table-row>
        <table:table-row table:style-name="ro1">
          <table:table-cell office:value-type="string">
            <text:p>table40.jpg</text:p>
          </table:table-cell>
          <table:table-cell office:value-type="string">
            <text:p>[“leg”, “rectangular surface”, “white”, “base”]</text:p>
          </table:table-cell>
        </table:table-row>
        <table:table-row table:style-name="ro1">
          <table:table-cell office:value-type="string">
            <text:p>table4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4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table44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4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4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8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49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5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5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53.jpg</text:p>
          </table:table-cell>
          <table:table-cell office:value-type="string">
            <text:p>[“leg”, “rectangular surface”, “black”]</text:p>
          </table:table-cell>
        </table:table-row>
        <table:table-row table:style-name="ro1">
          <table:table-cell office:value-type="string">
            <text:p>table54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5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56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8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9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0.jpg</text:p>
          </table:table-cell>
          <table:table-cell office:value-type="string">
            <text:p>[“legs”, “circular surface”, “black”]</text:p>
          </table:table-cell>
        </table:table-row>
        <table:table-row table:style-name="ro1">
          <table:table-cell office:value-type="string">
            <text:p>table6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62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3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4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6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6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6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68.jpg</text:p>
          </table:table-cell>
          <table:table-cell office:value-type="string">
            <text:p>[“legs”, “circular surface”, “white”]</text:p>
          </table:table-cell>
        </table:table-row>
        <table:table-row table:style-name="ro1">
          <table:table-cell office:value-type="string">
            <text:p>table69.jpg</text:p>
          </table:table-cell>
          <table:table-cell office:value-type="string">
            <text:p>[“leg”, “circular surface”, “white”]</text:p>
          </table:table-cell>
        </table:table-row>
        <table:table-row table:style-name="ro1">
          <table:table-cell office:value-type="string">
            <text:p>table70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7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7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7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74.jpg</text:p>
          </table:table-cell>
          <table:table-cell office:value-type="string">
            <text:p>[“legs”, “rectangular surface”, “grey”, “base”]</text:p>
          </table:table-cell>
        </table:table-row>
        <table:table-row table:style-name="ro1">
          <table:table-cell office:value-type="string">
            <text:p>table7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7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77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78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79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80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8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8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83.jpg</text:p>
          </table:table-cell>
          <table:table-cell office:value-type="string">
            <text:p>[“leg”, “circular surface”, “grey”, “base”]</text:p>
          </table:table-cell>
        </table:table-row>
        <table:table-row table:style-name="ro1">
          <table:table-cell office:value-type="string">
            <text:p>table84.jpg</text:p>
          </table:table-cell>
          <table:table-cell office:value-type="string">
            <text:p>[“leg”, “circular surface”, “transparent”, “base”]</text:p>
          </table:table-cell>
        </table:table-row>
        <table:table-row table:style-name="ro1">
          <table:table-cell office:value-type="string">
            <text:p>table85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86.jpg</text:p>
          </table:table-cell>
          <table:table-cell office:value-type="string">
            <text:p>[“legs”, “surface”, “transparent”]</text:p>
          </table:table-cell>
        </table:table-row>
        <table:table-row table:style-name="ro1">
          <table:table-cell office:value-type="string">
            <text:p>table8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88.jpg</text:p>
          </table:table-cell>
          <table:table-cell office:value-type="string">
            <text:p>[“rectangular surface”, “transparent”, “base”]</text:p>
          </table:table-cell>
        </table:table-row>
        <table:table-row table:style-name="ro1">
          <table:table-cell office:value-type="string">
            <text:p>table8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90.jpg</text:p>
          </table:table-cell>
          <table:table-cell office:value-type="string">
            <text:p>[“rectangular surface”, “grey”, “base”]</text:p>
          </table:table-cell>
        </table:table-row>
        <table:table-row table:style-name="ro1">
          <table:table-cell office:value-type="string">
            <text:p>table91.jpg</text:p>
          </table:table-cell>
          <table:table-cell office:value-type="string">
            <text:p>[“rectangular surface”, “grey”, “base”]</text:p>
          </table:table-cell>
        </table:table-row>
        <table:table-row table:style-name="ro1">
          <table:table-cell office:value-type="string">
            <text:p>table92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93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94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9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9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9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98.jpg</text:p>
          </table:table-cell>
          <table:table-cell office:value-type="string">
            <text:p>[“leg”, “circular surface”, “transparent”]</text:p>
          </table:table-cell>
        </table:table-row>
        <table:table-row table:style-name="ro1">
          <table:table-cell office:value-type="string">
            <text:p>table99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100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01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0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0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04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05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06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0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08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09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11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1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12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113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14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15.jpg</text:p>
          </table:table-cell>
          <table:table-cell office:value-type="string">
            <text:p>[“rectangular surface”, “beige”, “base”]</text:p>
          </table:table-cell>
        </table:table-row>
        <table:table-row table:style-name="ro1">
          <table:table-cell office:value-type="string">
            <text:p>table116.jpg</text:p>
          </table:table-cell>
          <table:table-cell office:value-type="string">
            <text:p>[“circular surface”, “beige”, “base”]</text:p>
          </table:table-cell>
        </table:table-row>
        <table:table-row table:style-name="ro1">
          <table:table-cell office:value-type="string">
            <text:p>table117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18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19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20.jpg</text:p>
          </table:table-cell>
          <table:table-cell office:value-type="string">
            <text:p>[“legs”, “semi-circle surface”, “transparent”]</text:p>
          </table:table-cell>
        </table:table-row>
        <table:table-row table:style-name="ro1">
          <table:table-cell office:value-type="string">
            <text:p>table121.jpg</text:p>
          </table:table-cell>
          <table:table-cell office:value-type="string">
            <text:p>[“rectangular surface”, “beige”, “base”]</text:p>
          </table:table-cell>
        </table:table-row>
        <table:table-row table:style-name="ro1">
          <table:table-cell office:value-type="string">
            <text:p>table122.jpg</text:p>
          </table:table-cell>
          <table:table-cell office:value-type="string">
            <text:p>[“rectangular surface”, “beige”, “black”]</text:p>
          </table:table-cell>
        </table:table-row>
        <table:table-row table:style-name="ro1">
          <table:table-cell office:value-type="string">
            <text:p>table123.jpg</text:p>
          </table:table-cell>
          <table:table-cell office:value-type="string">
            <text:p>[“rectangular surface”, “beige”, “base”]</text:p>
          </table:table-cell>
        </table:table-row>
        <table:table-row table:style-name="ro1">
          <table:table-cell office:value-type="string">
            <text:p>table124.jpg</text:p>
          </table:table-cell>
          <table:table-cell office:value-type="string">
            <text:p>[“legs”, “rectangular surface”, “yellow”]</text:p>
          </table:table-cell>
        </table:table-row>
        <table:table-row table:style-name="ro1">
          <table:table-cell office:value-type="string">
            <text:p>table125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2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2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128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29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30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31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132.jpg</text:p>
          </table:table-cell>
          <table:table-cell office:value-type="string">
            <text:p>[“leg”, “circular surface”, “transparent”]</text:p>
          </table:table-cell>
        </table:table-row>
        <table:table-row table:style-name="ro1">
          <table:table-cell office:value-type="string">
            <text:p>table13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34.jpg</text:p>
          </table:table-cell>
          <table:table-cell office:value-type="string">
            <text:p>[“rectangular surface”, “white”, “base”]</text:p>
          </table:table-cell>
        </table:table-row>
        <table:table-row table:style-name="ro1">
          <table:table-cell office:value-type="string">
            <text:p>table135.jpg</text:p>
          </table:table-cell>
          <table:table-cell office:value-type="string">
            <text:p>[“rectangular surface”, “grey”, “base”]</text:p>
          </table:table-cell>
        </table:table-row>
        <table:table-row table:style-name="ro1">
          <table:table-cell office:value-type="string">
            <text:p>table13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3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38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39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40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41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42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43.jpg</text:p>
          </table:table-cell>
          <table:table-cell office:value-type="string">
            <text:p>[“rectangular surface”, “black”, ”base”]</text:p>
          </table:table-cell>
        </table:table-row>
        <table:table-row table:style-name="ro1">
          <table:table-cell office:value-type="string">
            <text:p>table144.jpg</text:p>
          </table:table-cell>
          <table:table-cell office:value-type="string">
            <text:p>[“rectangular surface”, “brown”, “base”]</text:p>
          </table:table-cell>
        </table:table-row>
        <table:table-row table:style-name="ro1">
          <table:table-cell office:value-type="string">
            <text:p>table14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46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4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48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49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50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51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52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5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5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5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5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5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58.jpg</text:p>
          </table:table-cell>
          <table:table-cell office:value-type="string">
            <text:p>[“legs”, “semi-circle surface”, “black”]</text:p>
          </table:table-cell>
        </table:table-row>
        <table:table-row table:style-name="ro1">
          <table:table-cell office:value-type="string">
            <text:p>table15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60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61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62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63.jpg</text:p>
          </table:table-cell>
          <table:table-cell office:value-type="string">
            <text:p>[“rectangular surface”, “black”, “base”]</text:p>
          </table:table-cell>
        </table:table-row>
        <table:table-row table:style-name="ro1">
          <table:table-cell office:value-type="string">
            <text:p>table164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65.jpg</text:p>
          </table:table-cell>
          <table:table-cell office:value-type="string">
            <text:p>[“legs”, “rectangular surface”, “transparent”]</text:p>
          </table:table-cell>
        </table:table-row>
        <table:table-row table:style-name="ro1">
          <table:table-cell office:value-type="string">
            <text:p>table16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67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68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69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170.jpg</text:p>
          </table:table-cell>
          <table:table-cell office:value-type="string">
            <text:p>[“rectangular surface”, “brown”, “base”]</text:p>
          </table:table-cell>
        </table:table-row>
        <table:table-row table:style-name="ro1">
          <table:table-cell office:value-type="string">
            <text:p>table171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172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17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7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7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76.jpg</text:p>
          </table:table-cell>
          <table:table-cell office:value-type="string">
            <text:p>[“legs”, “rectangular surface”, “green”]</text:p>
          </table:table-cell>
        </table:table-row>
        <table:table-row table:style-name="ro1">
          <table:table-cell office:value-type="string">
            <text:p>table177.jpg</text:p>
          </table:table-cell>
          <table:table-cell office:value-type="string">
            <text:p>[“legs”, “rectangular surface”, “green”]</text:p>
          </table:table-cell>
        </table:table-row>
        <table:table-row table:style-name="ro1">
          <table:table-cell office:value-type="string">
            <text:p>table178.jpg</text:p>
          </table:table-cell>
          <table:table-cell office:value-type="string">
            <text:p>[“rectangular surface”, “transparent”, “base”]</text:p>
          </table:table-cell>
        </table:table-row>
        <table:table-row table:style-name="ro1">
          <table:table-cell office:value-type="string">
            <text:p>table179.jpg</text:p>
          </table:table-cell>
          <table:table-cell office:value-type="string">
            <text:p>[“legs”, “circular surface”, “blue”]</text:p>
          </table:table-cell>
        </table:table-row>
        <table:table-row table:style-name="ro1">
          <table:table-cell office:value-type="string">
            <text:p>table180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table18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82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183.jpg</text:p>
          </table:table-cell>
          <table:table-cell office:value-type="string">
            <text:p>[“legs”, “circular surface”, “black”]</text:p>
          </table:table-cell>
        </table:table-row>
        <table:table-row table:style-name="ro1">
          <table:table-cell office:value-type="string">
            <text:p>table18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8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8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87.jpg</text:p>
          </table:table-cell>
          <table:table-cell office:value-type="string">
            <text:p>[“legs”, “circular surface”, “white”]</text:p>
          </table:table-cell>
        </table:table-row>
        <table:table-row table:style-name="ro1">
          <table:table-cell office:value-type="string">
            <text:p>table188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89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9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91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19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93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19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9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9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97.jpg</text:p>
          </table:table-cell>
          <table:table-cell office:value-type="string">
            <text:p>[“legs”, “circular surface”, “transparent”]</text:p>
          </table:table-cell>
        </table:table-row>
        <table:table-row table:style-name="ro1">
          <table:table-cell office:value-type="string">
            <text:p>table198.jpg</text:p>
          </table:table-cell>
          <table:table-cell office:value-type="string">
            <text:p>[“rectangular surface”, “yellow”, “base”]</text:p>
          </table:table-cell>
        </table:table-row>
        <table:table-row table:style-name="ro1">
          <table:table-cell office:value-type="string">
            <text:p>table199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200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sofa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4.jpg</text:p>
          </table:table-cell>
          <table:table-cell office:value-type="string">
            <text:p>[“legs”, “cushions”, “dark green”]</text:p>
          </table:table-cell>
        </table:table-row>
        <table:table-row table:style-name="ro1">
          <table:table-cell office:value-type="string">
            <text:p>sofa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6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8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9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0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1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12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1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5.jpg</text:p>
          </table:table-cell>
          <table:table-cell office:value-type="string">
            <text:p>[“legs”, “pillow”, “grey”]</text:p>
          </table:table-cell>
        </table:table-row>
        <table:table-row table:style-name="ro1">
          <table:table-cell office:value-type="string">
            <text:p>sofa16.jpg</text:p>
          </table:table-cell>
          <table:table-cell office:value-type="string">
            <text:p>[“legs”, “pillow”, “grey”]</text:p>
          </table:table-cell>
        </table:table-row>
        <table:table-row table:style-name="ro1">
          <table:table-cell office:value-type="string">
            <text:p>sofa17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8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9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20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21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2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24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25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6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2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28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9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30.jpg</text:p>
          </table:table-cell>
          <table:table-cell office:value-type="string">
            <text:p>[“legs”, “pillows”, “cushions”, “blue”]</text:p>
          </table:table-cell>
        </table:table-row>
        <table:table-row table:style-name="ro1">
          <table:table-cell office:value-type="string">
            <text:p>sofa31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2.jpg</text:p>
          </table:table-cell>
          <table:table-cell office:value-type="string">
            <text:p>[“legs”, “beige”]</text:p>
          </table:table-cell>
        </table:table-row>
        <table:table-row table:style-name="ro1">
          <table:table-cell office:value-type="string">
            <text:p>sofa3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6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7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38.jpg</text:p>
          </table:table-cell>
          <table:table-cell office:value-type="string">
            <text:p>[“legs”, “pillows”, “grey”]</text:p>
          </table:table-cell>
        </table:table-row>
        <table:table-row table:style-name="ro1">
          <table:table-cell office:value-type="string">
            <text:p>sofa39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40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4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2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3.jpg</text:p>
          </table:table-cell>
          <table:table-cell office:value-type="string">
            <text:p>[“legs”, “pillow”, “cushions”, “grey”]</text:p>
          </table:table-cell>
        </table:table-row>
        <table:table-row table:style-name="ro1">
          <table:table-cell office:value-type="string">
            <text:p>sofa44.jpg</text:p>
          </table:table-cell>
          <table:table-cell office:value-type="string">
            <text:p>[“legs”, “cushion”, “blue”]</text:p>
          </table:table-cell>
        </table:table-row>
        <table:table-row table:style-name="ro1">
          <table:table-cell office:value-type="string">
            <text:p>sofa45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46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4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8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9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50.jpg</text:p>
          </table:table-cell>
          <table:table-cell office:value-type="string">
            <text:p>[“legs”, “pillows”, “red”]</text:p>
          </table:table-cell>
        </table:table-row>
        <table:table-row table:style-name="ro1">
          <table:table-cell office:value-type="string">
            <text:p>sofa51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52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53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5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5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56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57.jpg</text:p>
          </table:table-cell>
          <table:table-cell office:value-type="string">
            <text:p>[“legs”, “yellow”]</text:p>
          </table:table-cell>
        </table:table-row>
        <table:table-row table:style-name="ro1">
          <table:table-cell office:value-type="string">
            <text:p>sofa58.jpg</text:p>
          </table:table-cell>
          <table:table-cell office:value-type="string">
            <text:p>[“legs”, “beige”]</text:p>
          </table:table-cell>
        </table:table-row>
        <table:table-row table:style-name="ro1">
          <table:table-cell office:value-type="string">
            <text:p>sofa59.jpg</text:p>
          </table:table-cell>
          <table:table-cell office:value-type="string">
            <text:p>[“legs”, “green”]</text:p>
          </table:table-cell>
        </table:table-row>
        <table:table-row table:style-name="ro1">
          <table:table-cell office:value-type="string">
            <text:p>sofa60.jpg</text:p>
          </table:table-cell>
          <table:table-cell office:value-type="string">
            <text:p>[“legs”, “cushion”, “pillows”, “green”]</text:p>
          </table:table-cell>
        </table:table-row>
        <table:table-row table:style-name="ro1">
          <table:table-cell office:value-type="string">
            <text:p>sofa61.jpg</text:p>
          </table:table-cell>
          <table:table-cell office:value-type="string">
            <text:p>[“legs”, “pillows”, “blue”]</text:p>
          </table:table-cell>
        </table:table-row>
        <table:table-row table:style-name="ro1">
          <table:table-cell office:value-type="string">
            <text:p>sofa6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63.jpg</text:p>
          </table:table-cell>
          <table:table-cell office:value-type="string">
            <text:p>[“legs”, “pillows”, “grey”]</text:p>
          </table:table-cell>
        </table:table-row>
        <table:table-row table:style-name="ro1">
          <table:table-cell office:value-type="string">
            <text:p>sofa64.jpg</text:p>
          </table:table-cell>
          <table:table-cell office:value-type="string">
            <text:p>[“cushion”, “grey”]</text:p>
          </table:table-cell>
        </table:table-row>
        <table:table-row table:style-name="ro1">
          <table:table-cell office:value-type="string">
            <text:p>sofa65.jpg</text:p>
          </table:table-cell>
          <table:table-cell office:value-type="string">
            <text:p>[“cushion”, “grey”]</text:p>
          </table:table-cell>
        </table:table-row>
        <table:table-row table:style-name="ro1">
          <table:table-cell office:value-type="string">
            <text:p>sofa66.jpg</text:p>
          </table:table-cell>
          <table:table-cell office:value-type="string">
            <text:p>[“cushions”, “grey”]</text:p>
          </table:table-cell>
        </table:table-row>
        <table:table-row table:style-name="ro1">
          <table:table-cell office:value-type="string">
            <text:p>sofa67.jpg</text:p>
          </table:table-cell>
          <table:table-cell office:value-type="string">
            <text:p>[“legs”, “cushion”, “red”]</text:p>
          </table:table-cell>
        </table:table-row>
        <table:table-row table:style-name="ro1">
          <table:table-cell office:value-type="string">
            <text:p>sofa68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69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0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2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3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4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7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76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8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9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80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81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82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83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84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8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86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87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88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89.jpg</text:p>
          </table:table-cell>
          <table:table-cell office:value-type="string">
            <text:p>[“legs”, “pillows”, “cushions”, “blue”]</text:p>
          </table:table-cell>
        </table:table-row>
        <table:table-row table:style-name="ro1">
          <table:table-cell office:value-type="string">
            <text:p>sofa90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91.jpg</text:p>
          </table:table-cell>
          <table:table-cell office:value-type="string">
            <text:p>[“legs”, “pillows”, “cushions”, “orange”]</text:p>
          </table:table-cell>
        </table:table-row>
        <table:table-row table:style-name="ro1">
          <table:table-cell office:value-type="string">
            <text:p>sofa92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93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94.jpg</text:p>
          </table:table-cell>
          <table:table-cell office:value-type="string">
            <text:p>[“legs”, “pillows”, “cushions”, “orange”]</text:p>
          </table:table-cell>
        </table:table-row>
        <table:table-row table:style-name="ro1">
          <table:table-cell office:value-type="string">
            <text:p>sofa95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96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97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98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99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100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0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02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103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104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05.jpg</text:p>
          </table:table-cell>
          <table:table-cell office:value-type="string">
            <text:p>[“legs”, “cushion”, “blue”]</text:p>
          </table:table-cell>
        </table:table-row>
        <table:table-row table:style-name="ro1">
          <table:table-cell office:value-type="string">
            <text:p>sofa106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07.jpg</text:p>
          </table:table-cell>
          <table:table-cell office:value-type="string">
            <text:p>[“legs”, “cushions”, “purple”]</text:p>
          </table:table-cell>
        </table:table-row>
        <table:table-row table:style-name="ro1">
          <table:table-cell office:value-type="string">
            <text:p>sofa108.jpg</text:p>
          </table:table-cell>
          <table:table-cell office:value-type="string">
            <text:p>[“legs”, “pillows”, “cushions”, “black”]</text:p>
          </table:table-cell>
        </table:table-row>
        <table:table-row table:style-name="ro1">
          <table:table-cell office:value-type="string">
            <text:p>sofa109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110.jpg</text:p>
          </table:table-cell>
          <table:table-cell office:value-type="string">
            <text:p>[“cushions”, “white”]</text:p>
          </table:table-cell>
        </table:table-row>
        <table:table-row table:style-name="ro1">
          <table:table-cell office:value-type="string">
            <text:p>sofa111.jpg</text:p>
          </table:table-cell>
          <table:table-cell office:value-type="string">
            <text:p>[“legs”, “cushion”, “beige”]</text:p>
          </table:table-cell>
        </table:table-row>
        <table:table-row table:style-name="ro1">
          <table:table-cell office:value-type="string">
            <text:p>sofa112.jpg</text:p>
          </table:table-cell>
          <table:table-cell office:value-type="string">
            <text:p>[“legs”, “cushion”, “beige”]</text:p>
          </table:table-cell>
        </table:table-row>
        <table:table-row table:style-name="ro1">
          <table:table-cell office:value-type="string">
            <text:p>sofa113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14.jpg</text:p>
          </table:table-cell>
          <table:table-cell office:value-type="string">
            <text:p>[“legs”, “pillow”, “cushion”, “beige”]</text:p>
          </table:table-cell>
        </table:table-row>
        <table:table-row table:style-name="ro1">
          <table:table-cell office:value-type="string">
            <text:p>sofa115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116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117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18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19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120.jpg</text:p>
          </table:table-cell>
          <table:table-cell office:value-type="string">
            <text:p>[“legs”, “cushion”, “grey”]</text:p>
          </table:table-cell>
        </table:table-row>
        <table:table-row table:style-name="ro1">
          <table:table-cell office:value-type="string">
            <text:p>sofa121.jpg</text:p>
          </table:table-cell>
          <table:table-cell office:value-type="string">
            <text:p>[“legs”, “cushion”, “grey”]</text:p>
          </table:table-cell>
        </table:table-row>
        <table:table-row table:style-name="ro1">
          <table:table-cell office:value-type="string">
            <text:p>sofa12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23.jpg</text:p>
          </table:table-cell>
          <table:table-cell office:value-type="string">
            <text:p>[“legs”, “pillow”, “cushion”, “grey”]</text:p>
          </table:table-cell>
        </table:table-row>
        <table:table-row table:style-name="ro1">
          <table:table-cell office:value-type="string">
            <text:p>sofa124.jpg</text:p>
          </table:table-cell>
          <table:table-cell office:value-type="string">
            <text:p>[“legs”, “pillows”, “cushions”, “black”]</text:p>
          </table:table-cell>
        </table:table-row>
        <table:table-row table:style-name="ro1">
          <table:table-cell office:value-type="string">
            <text:p>sofa125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126.jpg</text:p>
          </table:table-cell>
          <table:table-cell office:value-type="string">
            <text:p>[“legs”, “pillows”, “cushions”, “black”]</text:p>
          </table:table-cell>
        </table:table-row>
        <table:table-row table:style-name="ro1">
          <table:table-cell office:value-type="string">
            <text:p>sofa127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128.jpg</text:p>
          </table:table-cell>
          <table:table-cell office:value-type="string">
            <text:p>[“legs”, “pillows”, “cushions”, “black”]</text:p>
          </table:table-cell>
        </table:table-row>
        <table:table-row table:style-name="ro1">
          <table:table-cell office:value-type="string">
            <text:p>sofa129.jpg</text:p>
          </table:table-cell>
          <table:table-cell office:value-type="string">
            <text:p>[“pillows”, “cushions”, “white”]</text:p>
          </table:table-cell>
        </table:table-row>
        <table:table-row table:style-name="ro1">
          <table:table-cell office:value-type="string">
            <text:p>sofa130.jpg</text:p>
          </table:table-cell>
          <table:table-cell office:value-type="string">
            <text:p>[“legs”, “cushion”, “black”]</text:p>
          </table:table-cell>
        </table:table-row>
        <table:table-row table:style-name="ro1">
          <table:table-cell office:value-type="string">
            <text:p>sofa131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132.jpg</text:p>
          </table:table-cell>
          <table:table-cell office:value-type="string">
            <text:p>[“legs”, “pillow”, “cushion”, “white”]</text:p>
          </table:table-cell>
        </table:table-row>
        <table:table-row table:style-name="ro1">
          <table:table-cell office:value-type="string">
            <text:p>sofa133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34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35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136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137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38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39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140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41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142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43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44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45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46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47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48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49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50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151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52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153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54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55.jpg</text:p>
          </table:table-cell>
          <table:table-cell office:value-type="string">
            <text:p>[“legs”, “white”]</text:p>
          </table:table-cell>
        </table:table-row>
        <table:table-row table:style-name="ro1">
          <table:table-cell office:value-type="string">
            <text:p>sofa156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157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58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59.jpg</text:p>
          </table:table-cell>
          <table:table-cell office:value-type="string">
            <text:p>[“legs”, “cushion”, “green”]</text:p>
          </table:table-cell>
        </table:table-row>
        <table:table-row table:style-name="ro1">
          <table:table-cell office:value-type="string">
            <text:p>sofa160.jpg</text:p>
          </table:table-cell>
          <table:table-cell office:value-type="string">
            <text:p>[“legs”, “cushion”, “red”]</text:p>
          </table:table-cell>
        </table:table-row>
        <table:table-row table:style-name="ro1">
          <table:table-cell office:value-type="string">
            <text:p>sofa161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162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163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164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65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166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67.jpg</text:p>
          </table:table-cell>
          <table:table-cell office:value-type="string">
            <text:p>[“pillows”, “cushions”, “green”]</text:p>
          </table:table-cell>
        </table:table-row>
        <table:table-row table:style-name="ro1">
          <table:table-cell office:value-type="string">
            <text:p>sofa168.jpg</text:p>
          </table:table-cell>
          <table:table-cell office:value-type="string">
            <text:p>[“legs”, “cushion”, “black”]</text:p>
          </table:table-cell>
        </table:table-row>
        <table:table-row table:style-name="ro1">
          <table:table-cell office:value-type="string">
            <text:p>sofa169.jpg</text:p>
          </table:table-cell>
          <table:table-cell office:value-type="string">
            <text:p>[“legs”, “cushion”, “black”]</text:p>
          </table:table-cell>
        </table:table-row>
        <table:table-row table:style-name="ro1">
          <table:table-cell office:value-type="string">
            <text:p>sofa170.jpg</text:p>
          </table:table-cell>
          <table:table-cell office:value-type="string">
            <text:p>[“legs”, “pillows”, “cushion”, “black”]</text:p>
          </table:table-cell>
        </table:table-row>
        <table:table-row table:style-name="ro1">
          <table:table-cell office:value-type="string">
            <text:p>sofa171.jpg</text:p>
          </table:table-cell>
          <table:table-cell office:value-type="string">
            <text:p>[“legs”, “pillows”, “cushion”, “grey”]</text:p>
          </table:table-cell>
        </table:table-row>
        <table:table-row table:style-name="ro1">
          <table:table-cell office:value-type="string">
            <text:p>sofa172.jpg</text:p>
          </table:table-cell>
          <table:table-cell office:value-type="string">
            <text:p>[“legs”, “pillows”, “cushion”, “grey”]</text:p>
          </table:table-cell>
        </table:table-row>
        <table:table-row table:style-name="ro1">
          <table:table-cell office:value-type="string">
            <text:p>sofa173.jpg</text:p>
          </table:table-cell>
          <table:table-cell/>
        </table:table-row>
        <table:table-row table:style-name="ro1">
          <table:table-cell office:value-type="string">
            <text:p>sofa174.jpg</text:p>
          </table:table-cell>
          <table:table-cell office:value-type="string">
            <text:p>[“legs”, “cushions”, “orange”]</text:p>
          </table:table-cell>
        </table:table-row>
        <table:table-row table:style-name="ro1">
          <table:table-cell office:value-type="string">
            <text:p>sofa175.jpg</text:p>
          </table:table-cell>
          <table:table-cell office:value-type="string">
            <text:p>[“legs”, “cushion”, “black”]</text:p>
          </table:table-cell>
        </table:table-row>
        <table:table-row table:style-name="ro1">
          <table:table-cell office:value-type="string">
            <text:p>sofa176.jpg</text:p>
          </table:table-cell>
          <table:table-cell office:value-type="string">
            <text:p>[“legs”, “cushion”, “black”]</text:p>
          </table:table-cell>
        </table:table-row>
        <table:table-row table:style-name="ro1">
          <table:table-cell office:value-type="string">
            <text:p>sofa177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178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179.jpgs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80.jpg</text:p>
          </table:table-cell>
          <table:table-cell office:value-type="string">
            <text:p>[“legs”, “cushion”, “beige”]</text:p>
          </table:table-cell>
        </table:table-row>
        <table:table-row table:style-name="ro1">
          <table:table-cell office:value-type="string">
            <text:p>sofa181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82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83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84.jpg</text:p>
          </table:table-cell>
          <table:table-cell office:value-type="string">
            <text:p>[“legs”, “pillows”, “cushions”, “yellow”]</text:p>
          </table:table-cell>
        </table:table-row>
        <table:table-row table:style-name="ro1">
          <table:table-cell office:value-type="string">
            <text:p>sofa185.jpg</text:p>
          </table:table-cell>
          <table:table-cell office:value-type="string">
            <text:p>[“legs”, “pillows”, “cushions”, “yellow”]</text:p>
          </table:table-cell>
        </table:table-row>
        <table:table-row table:style-name="ro1">
          <table:table-cell office:value-type="string">
            <text:p>sofa186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87.jpg</text:p>
          </table:table-cell>
          <table:table-cell office:value-type="string">
            <text:p>[“legs”, “pillows”, “cushions”, “yellow”]</text:p>
          </table:table-cell>
        </table:table-row>
        <table:table-row table:style-name="ro1">
          <table:table-cell office:value-type="string">
            <text:p>sofa188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89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90.jpg</text:p>
          </table:table-cell>
          <table:table-cell office:value-type="string">
            <text:p>[“legs”, “pillows”, “cushions”, “green”]</text:p>
          </table:table-cell>
        </table:table-row>
        <table:table-row table:style-name="ro1">
          <table:table-cell office:value-type="string">
            <text:p>sofa191.jpg</text:p>
          </table:table-cell>
          <table:table-cell office:value-type="string">
            <text:p>[“legs”, “pillows”, “cushion”, “grey”]</text:p>
          </table:table-cell>
        </table:table-row>
        <table:table-row table:style-name="ro1">
          <table:table-cell office:value-type="string">
            <text:p>sofa192.jpg</text:p>
          </table:table-cell>
          <table:table-cell office:value-type="string">
            <text:p>[“legs”, “pillows”, “cushion”, “grey”]</text:p>
          </table:table-cell>
        </table:table-row>
        <table:table-row table:style-name="ro1">
          <table:table-cell office:value-type="string">
            <text:p>sofa193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194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195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96.jpg</text:p>
          </table:table-cell>
          <table:table-cell office:value-type="string">
            <text:p>[“legs”, “pillows”, “cushion”, “turqoise”]</text:p>
          </table:table-cell>
        </table:table-row>
        <table:table-row table:style-name="ro1">
          <table:table-cell office:value-type="string">
            <text:p>sofa197.jpg</text:p>
          </table:table-cell>
          <table:table-cell office:value-type="string">
            <text:p>[“legs”, “pillows”, “cushion”, “turqoise”]</text:p>
          </table:table-cell>
        </table:table-row>
        <table:table-row table:style-name="ro1">
          <table:table-cell office:value-type="string">
            <text:p>sofa198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199.jpg</text:p>
          </table:table-cell>
          <table:table-cell office:value-type="string">
            <text:p>[“legs”, “pillows”, “cushions”, “blue”]</text:p>
          </table:table-cell>
        </table:table-row>
        <table:table-row table:style-name="ro1">
          <table:table-cell office:value-type="string">
            <text:p>sofa200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nightstand1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2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3.jpg</text:p>
          </table:table-cell>
          <table:table-cell office:value-type="string">
            <text:p>[“legs”, “rectangular surface”, “drawer”, “knob”, “beige”]</text:p>
          </table:table-cell>
        </table:table-row>
        <table:table-row table:style-name="ro1">
          <table:table-cell office:value-type="string">
            <text:p>nightstand4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nightstand5.jpg</text:p>
          </table:table-cell>
          <table:table-cell office:value-type="string">
            <text:p>[“legs”, “rectangular surface”, “drawer”, “beige”]</text:p>
          </table:table-cell>
        </table:table-row>
        <table:table-row table:style-name="ro1">
          <table:table-cell office:value-type="string">
            <text:p>nightstand6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7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8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9.jpg</text:p>
          </table:table-cell>
          <table:table-cell office:value-type="string">
            <text:p>[“legs”, “rectangular surface”, “drawer”, “knob”, “beige”]</text:p>
          </table:table-cell>
        </table:table-row>
        <table:table-row table:style-name="ro1">
          <table:table-cell office:value-type="string">
            <text:p>nightstand10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1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2.jpg</text:p>
          </table:table-cell>
          <table:table-cell office:value-type="string">
            <text:p>[“legs”, “rectangular surface”, “drawer”, “knob”, “beige”]</text:p>
          </table:table-cell>
        </table:table-row>
        <table:table-row table:style-name="ro1">
          <table:table-cell office:value-type="string">
            <text:p>nightstand13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4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5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6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7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8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9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20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1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2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3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4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5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6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7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8.jpg</text:p>
          </table:table-cell>
          <table:table-cell office:value-type="string">
            <text:p>[“legs”, “rectangular surface”, “knobs”, “white”]</text:p>
          </table:table-cell>
        </table:table-row>
        <table:table-row table:style-name="ro1">
          <table:table-cell office:value-type="string">
            <text:p>nightstand29.jpg</text:p>
          </table:table-cell>
          <table:table-cell office:value-type="string">
            <text:p>[“legs”, “rectangular surface”, “drawers”, “knob”, “white”]</text:p>
          </table:table-cell>
        </table:table-row>
        <table:table-row table:style-name="ro1">
          <table:table-cell office:value-type="string">
            <text:p>nightstand30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31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32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33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34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35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36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3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38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39.jpg</text:p>
          </table:table-cell>
          <table:table-cell office:value-type="string">
            <text:p>[“legs”, “rectangular surface”, “drawers”, “brown”]</text:p>
          </table:table-cell>
        </table:table-row>
        <table:table-row table:style-name="ro1">
          <table:table-cell office:value-type="string">
            <text:p>nightstand4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1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2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3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4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5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6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4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48.jpg</text:p>
          </table:table-cell>
          <table:table-cell office:value-type="string">
            <text:p>[“legs”, “rectangular surface”, “drawers”, “brown”]</text:p>
          </table:table-cell>
        </table:table-row>
        <table:table-row table:style-name="ro1">
          <table:table-cell office:value-type="string">
            <text:p>nightstand49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0.jpg</text:p>
          </table:table-cell>
          <table:table-cell office:value-type="string">
            <text:p>[“legs”, “rectangular surface”, “drawer”, “knob”, “grey”]</text:p>
          </table:table-cell>
        </table:table-row>
        <table:table-row table:style-name="ro1">
          <table:table-cell office:value-type="string">
            <text:p>nightstand51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2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3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4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5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6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57.jpg</text:p>
          </table:table-cell>
          <table:table-cell office:value-type="string">
            <text:p>[“legs”, “rectangular surface”, “drawers”, “knobs”, “yellow”]</text:p>
          </table:table-cell>
        </table:table-row>
        <table:table-row table:style-name="ro1">
          <table:table-cell office:value-type="string">
            <text:p>nightstand58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59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1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2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3.jpg</text:p>
          </table:table-cell>
          <table:table-cell office:value-type="string">
            <text:p>[“legs”, “drawers”, “knobs”, “brown”]</text:p>
          </table:table-cell>
        </table:table-row>
        <table:table-row table:style-name="ro1">
          <table:table-cell office:value-type="string">
            <text:p>nightstand64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5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66.jpg</text:p>
          </table:table-cell>
          <table:table-cell office:value-type="string">
            <text:p>[“legs”, “rectangular surface”, “drawer”, “knob”, “black”]</text:p>
          </table:table-cell>
        </table:table-row>
        <table:table-row table:style-name="ro1">
          <table:table-cell office:value-type="string">
            <text:p>nightstand67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68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69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70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71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72.jpg</text:p>
          </table:table-cell>
          <table:table-cell office:value-type="string">
            <text:p>[“legs”, “rectangular surface”, “drawer”, “knobs”, “white”]</text:p>
          </table:table-cell>
        </table:table-row>
        <table:table-row table:style-name="ro1">
          <table:table-cell office:value-type="string">
            <text:p>nightstand73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74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75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76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7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78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79.jpg</text:p>
          </table:table-cell>
          <table:table-cell office:value-type="string">
            <text:p>[“legs”, “rectangular surface”, “drawers”, “brown”]</text:p>
          </table:table-cell>
        </table:table-row>
        <table:table-row table:style-name="ro1">
          <table:table-cell office:value-type="string">
            <text:p>nightstand8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81.jpg</text:p>
          </table:table-cell>
          <table:table-cell office:value-type="string">
            <text:p>[“legs”, “rectangular surface”, “drawers”, “white”]</text:p>
          </table:table-cell>
        </table:table-row>
        <table:table-row table:style-name="ro1">
          <table:table-cell office:value-type="string">
            <text:p>nightstand82.jpg</text:p>
          </table:table-cell>
          <table:table-cell office:value-type="string">
            <text:p>[“legs”, “rectangular surface”, “drawers”, “white”]</text:p>
          </table:table-cell>
        </table:table-row>
        <table:table-row table:style-name="ro1">
          <table:table-cell office:value-type="string">
            <text:p>nightstand83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84.jpg</text:p>
          </table:table-cell>
          <table:table-cell office:value-type="string">
            <text:p>[“legs”, “rectangular surface”, “drawers”, “white”]</text:p>
          </table:table-cell>
        </table:table-row>
        <table:table-row table:style-name="ro1">
          <table:table-cell office:value-type="string">
            <text:p>nightstand85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86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87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88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89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0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1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2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3.jpg</text:p>
          </table:table-cell>
          <table:table-cell office:value-type="string">
            <text:p>[“legs”, “rectangular surface”, “drawer”, “knob”, “grey”]</text:p>
          </table:table-cell>
        </table:table-row>
        <table:table-row table:style-name="ro1">
          <table:table-cell office:value-type="string">
            <text:p>nightstand94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5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96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97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98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99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0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1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2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3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4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5.jpg</text:p>
          </table:table-cell>
          <table:table-cell office:value-type="string">
            <text:p>[“legs”, “rectangular surface”, “drawers”, “beige”]</text:p>
          </table:table-cell>
        </table:table-row>
        <table:table-row table:style-name="ro1">
          <table:table-cell office:value-type="string">
            <text:p>nightstand106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7.jpg</text:p>
          </table:table-cell>
          <table:table-cell office:value-type="string">
            <text:p>[“legs”, “rectangular surface”, “drawer”, “knob”, “beige”]</text:p>
          </table:table-cell>
        </table:table-row>
        <table:table-row table:style-name="ro1">
          <table:table-cell office:value-type="string">
            <text:p>nightstand108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09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1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12.jpg</text:p>
          </table:table-cell>
          <table:table-cell office:value-type="string">
            <text:p>[“legs”, “circular surface”, “drawers”, “knobs”, “beige”]</text:p>
          </table:table-cell>
        </table:table-row>
        <table:table-row table:style-name="ro1">
          <table:table-cell office:value-type="string">
            <text:p>nightstand113.jpg</text:p>
          </table:table-cell>
          <table:table-cell office:value-type="string">
            <text:p>[“legs”, “drawers”, “knobs”, “beige”]</text:p>
          </table:table-cell>
        </table:table-row>
        <table:table-row table:style-name="ro1">
          <table:table-cell office:value-type="string">
            <text:p>nightstand114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5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6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1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8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19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20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21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22.jpg</text:p>
          </table:table-cell>
          <table:table-cell office:value-type="string">
            <text:p>[“legs”, “rectangular surface”, “drawers”, “white”]</text:p>
          </table:table-cell>
        </table:table-row>
        <table:table-row table:style-name="ro1">
          <table:table-cell office:value-type="string">
            <text:p>nightstand123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24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25.jpg</text:p>
          </table:table-cell>
          <table:table-cell office:value-type="string">
            <text:p>[“legs”, “rectangular surface”, “drawer”, “knob”, “black”]</text:p>
          </table:table-cell>
        </table:table-row>
        <table:table-row table:style-name="ro1">
          <table:table-cell office:value-type="string">
            <text:p>nightstand126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27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28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29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3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31.jpg</text:p>
          </table:table-cell>
          <table:table-cell office:value-type="string">
            <text:p>[“legs”, “rectangular surface”, “drawers”, “black”]</text:p>
          </table:table-cell>
        </table:table-row>
        <table:table-row table:style-name="ro1">
          <table:table-cell office:value-type="string">
            <text:p>nightstand132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33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4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5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6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7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8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39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40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41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42.jpg</text:p>
          </table:table-cell>
          <table:table-cell office:value-type="string">
            <text:p>[“legs”, “rectangular surface”, “drawer”, “beige”]</text:p>
          </table:table-cell>
        </table:table-row>
        <table:table-row table:style-name="ro1">
          <table:table-cell office:value-type="string">
            <text:p>nightstand143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44.jpg</text:p>
          </table:table-cell>
          <table:table-cell office:value-type="string">
            <text:p>[“legs”, “rectangular surface”, “drawer”, “beige”]</text:p>
          </table:table-cell>
        </table:table-row>
        <table:table-row table:style-name="ro1">
          <table:table-cell office:value-type="string">
            <text:p>nightstand145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46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47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48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49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50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51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52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3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4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5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6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7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8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59.jpg</text:p>
          </table:table-cell>
          <table:table-cell office:value-type="string">
            <text:p>[“legs”, “rectangular surface”, “drawers”, “white”]</text:p>
          </table:table-cell>
        </table:table-row>
        <table:table-row table:style-name="ro1">
          <table:table-cell office:value-type="string">
            <text:p>nightstand160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61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62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63.jpg</text:p>
          </table:table-cell>
          <table:table-cell office:value-type="string">
            <text:p>[“legs”, “rectangular surface”, “drawers”, “knobs”, “yellow”]</text:p>
          </table:table-cell>
        </table:table-row>
        <table:table-row table:style-name="ro1">
          <table:table-cell office:value-type="string">
            <text:p>nightstand164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65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66.jpg</text:p>
          </table:table-cell>
          <table:table-cell office:value-type="string">
            <text:p>[“legs”, “rectangular surface”, “drawer”, “knob”, “grey”]</text:p>
          </table:table-cell>
        </table:table-row>
        <table:table-row table:style-name="ro1">
          <table:table-cell office:value-type="string">
            <text:p>nightstand167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68.jpg</text:p>
          </table:table-cell>
          <table:table-cell office:value-type="string">
            <text:p>[“legs”, “rectangular surface”, “drawers”, “knobs”, “orange”]</text:p>
          </table:table-cell>
        </table:table-row>
        <table:table-row table:style-name="ro1">
          <table:table-cell office:value-type="string">
            <text:p>nightstand169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70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71.jpg</text:p>
          </table:table-cell>
          <table:table-cell office:value-type="string">
            <text:p>[“legs”, “rectangular surface”, “drawer”, “knob”, “beige”]</text:p>
          </table:table-cell>
        </table:table-row>
        <table:table-row table:style-name="ro1">
          <table:table-cell office:value-type="string">
            <text:p>nightstand172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73.jpg</text:p>
          </table:table-cell>
          <table:table-cell office:value-type="string">
            <text:p>[“legs”, “rectangular surface”, “drawers”, “knobs”, “beige”]</text:p>
          </table:table-cell>
        </table:table-row>
        <table:table-row table:style-name="ro1">
          <table:table-cell office:value-type="string">
            <text:p>nightstand174.jpg</text:p>
          </table:table-cell>
          <table:table-cell office:value-type="string">
            <text:p>[“legs”, “rectangular surface”, “drawer”, “knob”, “black”]</text:p>
          </table:table-cell>
        </table:table-row>
        <table:table-row table:style-name="ro1">
          <table:table-cell office:value-type="string">
            <text:p>nightstand175.jpg</text:p>
          </table:table-cell>
          <table:table-cell office:value-type="string">
            <text:p>[“legs”, “rectangular surface”, “drawer”, “knob”, “black”]</text:p>
          </table:table-cell>
        </table:table-row>
        <table:table-row table:style-name="ro1">
          <table:table-cell office:value-type="string">
            <text:p>nightstand176.jpg</text:p>
          </table:table-cell>
          <table:table-cell office:value-type="string">
            <text:p>[“legs”, “rectangular surface”, “drawer”, “brown”]</text:p>
          </table:table-cell>
        </table:table-row>
        <table:table-row table:style-name="ro1">
          <table:table-cell office:value-type="string">
            <text:p>nightstand17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78.jpg</text:p>
          </table:table-cell>
          <table:table-cell office:value-type="string">
            <text:p>[“legs”, “rectangular surface”, “drawer”, “knob”, “brown”]</text:p>
          </table:table-cell>
        </table:table-row>
        <table:table-row table:style-name="ro1">
          <table:table-cell office:value-type="string">
            <text:p>nightstand179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80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81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82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83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84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85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86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87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88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89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90.jpg</text:p>
          </table:table-cell>
          <table:table-cell office:value-type="string">
            <text:p>[“legs”, “rectangular surface”, “drawers”, “knobs”, “brown”]</text:p>
          </table:table-cell>
        </table:table-row>
        <table:table-row table:style-name="ro1">
          <table:table-cell office:value-type="string">
            <text:p>nightstand191.jpg</text:p>
          </table:table-cell>
          <table:table-cell office:value-type="string">
            <text:p>[“legs”, “rectangular surface”, “drawers”, “knobs”, “black”]</text:p>
          </table:table-cell>
        </table:table-row>
        <table:table-row table:style-name="ro1">
          <table:table-cell office:value-type="string">
            <text:p>nightstand192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193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94.jpg</text:p>
          </table:table-cell>
          <table:table-cell office:value-type="string">
            <text:p>[“legs”, “rectangular surface”, “drawers”, “knobs”, “grey”]</text:p>
          </table:table-cell>
        </table:table-row>
        <table:table-row table:style-name="ro1">
          <table:table-cell office:value-type="string">
            <text:p>nightstand195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96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97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98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nightstand199.jpg</text:p>
          </table:table-cell>
          <table:table-cell office:value-type="string">
            <text:p>[“legs”, “rectangular surface”, “drawers”, “knobs”, “white”]</text:p>
          </table:table-cell>
        </table:table-row>
        <table:table-row table:style-name="ro1">
          <table:table-cell office:value-type="string">
            <text:p>nightstand200.jpg</text:p>
          </table:table-cell>
          <table:table-cell office:value-type="string">
            <text:p>[“legs”, “rectangular surface”, “drawer”, “knob”, “white”]</text:p>
          </table:table-cell>
        </table:table-row>
        <table:table-row table:style-name="ro1">
          <table:table-cell office:value-type="string">
            <text:p>bed1.jpg</text:p>
          </table:table-cell>
          <table:table-cell office:value-type="string">
            <text:p>[“mattress”, “pillows”, “biege”]</text:p>
          </table:table-cell>
        </table:table-row>
        <table:table-row table:style-name="ro1">
          <table:table-cell office:value-type="string">
            <text:p>bed2.jpg</text:p>
          </table:table-cell>
          <table:table-cell office:value-type="string">
            <text:p>[“legs”, “mattress”, “pillows”, “biege”]</text:p>
          </table:table-cell>
        </table:table-row>
        <table:table-row table:style-name="ro1">
          <table:table-cell office:value-type="string">
            <text:p>bed3.jpg</text:p>
          </table:table-cell>
          <table:table-cell office:value-type="string">
            <text:p>[“legs”, “mattress”, “pillows”, “biege”]</text:p>
          </table:table-cell>
        </table:table-row>
        <table:table-row table:style-name="ro1">
          <table:table-cell office:value-type="string">
            <text:p>bed4.jpg</text:p>
          </table:table-cell>
          <table:table-cell office:value-type="string">
            <text:p>[“mattress”, “pillows”, “biege”]</text:p>
          </table:table-cell>
        </table:table-row>
        <table:table-row table:style-name="ro1">
          <table:table-cell office:value-type="string">
            <text:p>bed5.jpg</text:p>
          </table:table-cell>
          <table:table-cell office:value-type="string">
            <text:p>[“mattress”, “pillows”, “biege”]</text:p>
          </table:table-cell>
        </table:table-row>
        <table:table-row table:style-name="ro1">
          <table:table-cell office:value-type="string">
            <text:p>bed6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7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8.jpg</text:p>
          </table:table-cell>
          <table:table-cell office:value-type="string">
            <text:p>[“legs”, “mattress”, “pillows”, “yellow”]</text:p>
          </table:table-cell>
        </table:table-row>
        <table:table-row table:style-name="ro1">
          <table:table-cell office:value-type="string">
            <text:p>bed9.jpg</text:p>
          </table:table-cell>
          <table:table-cell office:value-type="string">
            <text:p>[“legs”, “mattress”, “pillows”, “yellow”]</text:p>
          </table:table-cell>
        </table:table-row>
        <table:table-row table:style-name="ro1">
          <table:table-cell office:value-type="string">
            <text:p>bed10.jpg</text:p>
          </table:table-cell>
          <table:table-cell office:value-type="string">
            <text:p>[“legs”, “mattress”, “pillows”, “black”]</text:p>
          </table:table-cell>
        </table:table-row>
        <table:table-row table:style-name="ro1">
          <table:table-cell office:value-type="string">
            <text:p>bed11.jpg</text:p>
          </table:table-cell>
          <table:table-cell office:value-type="string">
            <text:p>[“legs”, “mattress”, “pillow”, “yellow”]</text:p>
          </table:table-cell>
        </table:table-row>
        <table:table-row table:style-name="ro1">
          <table:table-cell office:value-type="string">
            <text:p>bed12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3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4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5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6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7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8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9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20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21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22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23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24.jpg</text:p>
          </table:table-cell>
          <table:table-cell office:value-type="string">
            <text:p>[“legs”, “mattress”, “pillow”, “beige”]</text:p>
          </table:table-cell>
        </table:table-row>
        <table:table-row table:style-name="ro1">
          <table:table-cell office:value-type="string">
            <text:p>bed25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26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27.jpg</text:p>
          </table:table-cell>
          <table:table-cell office:value-type="string">
            <text:p>[“mattress”, “beige”]</text:p>
          </table:table-cell>
        </table:table-row>
        <table:table-row table:style-name="ro1">
          <table:table-cell office:value-type="string">
            <text:p>bed28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29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30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31.jpg</text:p>
          </table:table-cell>
          <table:table-cell office:value-type="string">
            <text:p>[“rectangular surface”,“black”]</text:p>
          </table:table-cell>
        </table:table-row>
        <table:table-row table:style-name="ro1">
          <table:table-cell office:value-type="string">
            <text:p>bed32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33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34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35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36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37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38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39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40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41.jpg</text:p>
          </table:table-cell>
          <table:table-cell office:value-type="string">
            <text:p>[“rectangular surface”,“brown”]</text:p>
          </table:table-cell>
        </table:table-row>
        <table:table-row table:style-name="ro1">
          <table:table-cell office:value-type="string">
            <text:p>bed42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43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44.jpg</text:p>
          </table:table-cell>
          <table:table-cell office:value-type="string">
            <text:p>[“mattress”, “pillows”, “red”]</text:p>
          </table:table-cell>
        </table:table-row>
        <table:table-row table:style-name="ro1">
          <table:table-cell office:value-type="string">
            <text:p>bed45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46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47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48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49.jpg</text:p>
          </table:table-cell>
          <table:table-cell office:value-type="string">
            <text:p>[“mattress”, “grey”]</text:p>
          </table:table-cell>
        </table:table-row>
        <table:table-row table:style-name="ro1">
          <table:table-cell office:value-type="string">
            <text:p>bed50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51.jpg</text:p>
          </table:table-cell>
          <table:table-cell office:value-type="string">
            <text:p>[“mattress”, “grey”]</text:p>
          </table:table-cell>
        </table:table-row>
        <table:table-row table:style-name="ro1">
          <table:table-cell office:value-type="string">
            <text:p>bed52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53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54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55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56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57.jpg</text:p>
          </table:table-cell>
          <table:table-cell office:value-type="string">
            <text:p>[“legs”, “mattress”, “pillow”, “brown”]</text:p>
          </table:table-cell>
        </table:table-row>
        <table:table-row table:style-name="ro1">
          <table:table-cell office:value-type="string">
            <text:p>bed58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59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60.jpg</text:p>
          </table:table-cell>
          <table:table-cell office:value-type="string">
            <text:p>[“legs”, “mattress”, “black”]</text:p>
          </table:table-cell>
        </table:table-row>
        <table:table-row table:style-name="ro1">
          <table:table-cell office:value-type="string">
            <text:p>bed61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62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63.jpg</text:p>
          </table:table-cell>
          <table:table-cell office:value-type="string">
            <text:p>[“mattress”, “black”]</text:p>
          </table:table-cell>
        </table:table-row>
        <table:table-row table:style-name="ro1">
          <table:table-cell office:value-type="string">
            <text:p>bed64.jpg</text:p>
          </table:table-cell>
          <table:table-cell office:value-type="string">
            <text:p>[“mattress”, “black”]</text:p>
          </table:table-cell>
        </table:table-row>
        <table:table-row table:style-name="ro1">
          <table:table-cell office:value-type="string">
            <text:p>bed65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66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67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68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69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0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1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2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3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4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75.jpg</text:p>
          </table:table-cell>
          <table:table-cell office:value-type="string">
            <text:p>[“legs”, “mattress”, “pillows”, “yellow”]</text:p>
          </table:table-cell>
        </table:table-row>
        <table:table-row table:style-name="ro1">
          <table:table-cell office:value-type="string">
            <text:p>bed76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77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78.jpg</text:p>
          </table:table-cell>
          <table:table-cell office:value-type="string">
            <text:p>[“mattress”, “pillows”, “yellow”]</text:p>
          </table:table-cell>
        </table:table-row>
        <table:table-row table:style-name="ro1">
          <table:table-cell office:value-type="string">
            <text:p>bed79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80.jpg</text:p>
          </table:table-cell>
          <table:table-cell office:value-type="string">
            <text:p>[“legs”, “mattress”, “pillows”, “yellow”]</text:p>
          </table:table-cell>
        </table:table-row>
        <table:table-row table:style-name="ro1">
          <table:table-cell office:value-type="string">
            <text:p>bed81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82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83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84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85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86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87.jpg</text:p>
          </table:table-cell>
          <table:table-cell office:value-type="string">
            <text:p>[“legs”, “mattress”, “pillow”, “grey”]</text:p>
          </table:table-cell>
        </table:table-row>
        <table:table-row table:style-name="ro1">
          <table:table-cell office:value-type="string">
            <text:p>bed88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89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90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1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92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3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94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5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6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7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98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99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0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1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2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3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4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5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06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07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08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09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10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11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12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13.jpg</text:p>
          </table:table-cell>
          <table:table-cell office:value-type="string">
            <text:p>[“legs”, “mattress”, “black”]</text:p>
          </table:table-cell>
        </table:table-row>
        <table:table-row table:style-name="ro1">
          <table:table-cell office:value-type="string">
            <text:p>bed114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15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16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17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18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19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20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21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22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23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24.jpg</text:p>
          </table:table-cell>
          <table:table-cell office:value-type="string">
            <text:p>[“mattress”, “pillows”, “beige”]</text:p>
          </table:table-cell>
        </table:table-row>
        <table:table-row table:style-name="ro1">
          <table:table-cell office:value-type="string">
            <text:p>bed125.jpg</text:p>
          </table:table-cell>
          <table:table-cell office:value-type="string">
            <text:p>[“legs”, “mattress”, “pillows”, “black”]</text:p>
          </table:table-cell>
        </table:table-row>
        <table:table-row table:style-name="ro1">
          <table:table-cell office:value-type="string">
            <text:p>bed126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27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28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29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30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31.jpg</text:p>
          </table:table-cell>
          <table:table-cell office:value-type="string">
            <text:p>[“legs”, “mattress”, “pillows”, “white”]</text:p>
          </table:table-cell>
        </table:table-row>
        <table:table-row table:style-name="ro1">
          <table:table-cell office:value-type="string">
            <text:p>bed132.jpg</text:p>
          </table:table-cell>
          <table:table-cell office:value-type="string">
            <text:p>[“legs”, “mattress”, “pillows”, “white”]</text:p>
          </table:table-cell>
        </table:table-row>
        <table:table-row table:style-name="ro1">
          <table:table-cell office:value-type="string">
            <text:p>bed133.jpg</text:p>
          </table:table-cell>
          <table:table-cell office:value-type="string">
            <text:p>[“legs”, “mattress”, “pillows”, “white”]</text:p>
          </table:table-cell>
        </table:table-row>
        <table:table-row table:style-name="ro1">
          <table:table-cell office:value-type="string">
            <text:p>bed134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35.jpg</text:p>
          </table:table-cell>
          <table:table-cell office:value-type="string">
            <text:p>[“legs”, “mattress”, “pillows”, “white”]</text:p>
          </table:table-cell>
        </table:table-row>
        <table:table-row table:style-name="ro1">
          <table:table-cell office:value-type="string">
            <text:p>bed136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37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38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39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40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41.jpg</text:p>
          </table:table-cell>
          <table:table-cell office:value-type="string">
            <text:p>[“legs”, “mattress”, “pillows”, “black”]</text:p>
          </table:table-cell>
        </table:table-row>
        <table:table-row table:style-name="ro1">
          <table:table-cell office:value-type="string">
            <text:p>bed142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43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44.jpg</text:p>
          </table:table-cell>
          <table:table-cell office:value-type="string">
            <text:p>[“legs”, “mattress”, “pillows”, “blue”]</text:p>
          </table:table-cell>
        </table:table-row>
        <table:table-row table:style-name="ro1">
          <table:table-cell office:value-type="string">
            <text:p>bed145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46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47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48.jpg</text:p>
          </table:table-cell>
          <table:table-cell office:value-type="string">
            <text:p>[“legs”, “mattress”, “pillows”, “black”]</text:p>
          </table:table-cell>
        </table:table-row>
        <table:table-row table:style-name="ro1">
          <table:table-cell office:value-type="string">
            <text:p>bed149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50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51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52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53.jpg</text:p>
          </table:table-cell>
          <table:table-cell office:value-type="string">
            <text:p>[“legs”, “mattress”, “pillows”, “black”]</text:p>
          </table:table-cell>
        </table:table-row>
        <table:table-row table:style-name="ro1">
          <table:table-cell office:value-type="string">
            <text:p>bed154.jpg</text:p>
          </table:table-cell>
          <table:table-cell office:value-type="string">
            <text:p>[“legs”, “mattress”, “pillows”, “blue”]</text:p>
          </table:table-cell>
        </table:table-row>
        <table:table-row table:style-name="ro1">
          <table:table-cell office:value-type="string">
            <text:p>bed155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56.jpg</text:p>
          </table:table-cell>
          <table:table-cell office:value-type="string">
            <text:p>[“legs”, “mattress”, “pillows”, “blue”]</text:p>
          </table:table-cell>
        </table:table-row>
        <table:table-row table:style-name="ro1">
          <table:table-cell office:value-type="string">
            <text:p>bed157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58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59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60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61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bed162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63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64.jpg</text:p>
          </table:table-cell>
          <table:table-cell office:value-type="string">
            <text:p>[“legs”, “mattress”, “pillows”, “green”]</text:p>
          </table:table-cell>
        </table:table-row>
        <table:table-row table:style-name="ro1">
          <table:table-cell office:value-type="string">
            <text:p>bed165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66.jpg</text:p>
          </table:table-cell>
          <table:table-cell office:value-type="string">
            <text:p>[“legs”, “mattress”, “grey”]</text:p>
          </table:table-cell>
        </table:table-row>
        <table:table-row table:style-name="ro1">
          <table:table-cell office:value-type="string">
            <text:p>bed167.jpg</text:p>
          </table:table-cell>
          <table:table-cell office:value-type="string">
            <text:p>[“mattress”, “pillow”, “white”]</text:p>
          </table:table-cell>
        </table:table-row>
        <table:table-row table:style-name="ro1">
          <table:table-cell office:value-type="string">
            <text:p>bed168.jpg</text:p>
          </table:table-cell>
          <table:table-cell office:value-type="string">
            <text:p>[“mattress”, “pillow”, “brown”]</text:p>
          </table:table-cell>
        </table:table-row>
        <table:table-row table:style-name="ro1">
          <table:table-cell office:value-type="string">
            <text:p>bed169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70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71.jpg</text:p>
          </table:table-cell>
          <table:table-cell office:value-type="string">
            <text:p>[“mattress”, “pillow”, “brown”]</text:p>
          </table:table-cell>
        </table:table-row>
        <table:table-row table:style-name="ro1">
          <table:table-cell office:value-type="string">
            <text:p>bed172.jpg</text:p>
          </table:table-cell>
          <table:table-cell office:value-type="string">
            <text:p>[“mattress”, “pillow”, “brown”]</text:p>
          </table:table-cell>
        </table:table-row>
        <table:table-row table:style-name="ro1">
          <table:table-cell office:value-type="string">
            <text:p>bed173.jpg</text:p>
          </table:table-cell>
          <table:table-cell office:value-type="string">
            <text:p>[“mattress”, “pillow”, “brown”]</text:p>
          </table:table-cell>
        </table:table-row>
        <table:table-row table:style-name="ro1">
          <table:table-cell office:value-type="string">
            <text:p>bed174.jpg</text:p>
          </table:table-cell>
          <table:table-cell office:value-type="string">
            <text:p>[“mattress”, “pillow”, “black”]</text:p>
          </table:table-cell>
        </table:table-row>
        <table:table-row table:style-name="ro1">
          <table:table-cell office:value-type="string">
            <text:p>bed175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76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77.jpg</text:p>
          </table:table-cell>
          <table:table-cell office:value-type="string">
            <text:p>[“mattress”, “brown”]</text:p>
          </table:table-cell>
        </table:table-row>
        <table:table-row table:style-name="ro1">
          <table:table-cell office:value-type="string">
            <text:p>bed178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79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80.jpg</text:p>
          </table:table-cell>
          <table:table-cell office:value-type="string">
            <text:p>[“mattress”, “pillows”, “black”]</text:p>
          </table:table-cell>
        </table:table-row>
        <table:table-row table:style-name="ro1">
          <table:table-cell office:value-type="string">
            <text:p>bed181.jpg</text:p>
          </table:table-cell>
          <table:table-cell office:value-type="string">
            <text:p>[“mattress”, “pillows”, “white”]</text:p>
          </table:table-cell>
        </table:table-row>
        <table:table-row table:style-name="ro1">
          <table:table-cell office:value-type="string">
            <text:p>bed182.jpg</text:p>
          </table:table-cell>
          <table:table-cell office:value-type="string">
            <text:p>[“legs”, “mattress”, “pillow”, “beige”]</text:p>
          </table:table-cell>
        </table:table-row>
        <table:table-row table:style-name="ro1">
          <table:table-cell office:value-type="string">
            <text:p>bed183.jpg</text:p>
          </table:table-cell>
          <table:table-cell office:value-type="string">
            <text:p>[“mattress”, “pillows”, “grey”]</text:p>
          </table:table-cell>
        </table:table-row>
        <table:table-row table:style-name="ro1">
          <table:table-cell office:value-type="string">
            <text:p>bed184.jpg</text:p>
          </table:table-cell>
          <table:table-cell office:value-type="string">
            <text:p>[“legs”, “mattress”, “pillows”, “grey”]</text:p>
          </table:table-cell>
        </table:table-row>
        <table:table-row table:style-name="ro1">
          <table:table-cell office:value-type="string">
            <text:p>bed185.jpg</text:p>
          </table:table-cell>
          <table:table-cell office:value-type="string">
            <text:p>[“legs”, “mattress”, “pillow”, “beige”]</text:p>
          </table:table-cell>
        </table:table-row>
        <table:table-row table:style-name="ro1">
          <table:table-cell office:value-type="string">
            <text:p>bed186.jpg</text:p>
          </table:table-cell>
          <table:table-cell office:value-type="string">
            <text:p>[“legs”, “mattress”, “pillow”, “beige”]</text:p>
          </table:table-cell>
        </table:table-row>
        <table:table-row table:style-name="ro1">
          <table:table-cell office:value-type="string">
            <text:p>bed187.jpg</text:p>
          </table:table-cell>
          <table:table-cell office:value-type="string">
            <text:p>[“legs”, “mattress”, “pillow”, “grey”]</text:p>
          </table:table-cell>
        </table:table-row>
        <table:table-row table:style-name="ro1">
          <table:table-cell office:value-type="string">
            <text:p>bed188.jpg</text:p>
          </table:table-cell>
          <table:table-cell office:value-type="string">
            <text:p>[“legs”, “mattress”, “pillow”, “beige”]</text:p>
          </table:table-cell>
        </table:table-row>
        <table:table-row table:style-name="ro1">
          <table:table-cell office:value-type="string">
            <text:p>bed189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90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91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92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93.jpg</text:p>
          </table:table-cell>
          <table:table-cell office:value-type="string">
            <text:p>[“legs”, “mattress”, “pillow”, “brown”]</text:p>
          </table:table-cell>
        </table:table-row>
        <table:table-row table:style-name="ro1">
          <table:table-cell office:value-type="string">
            <text:p>bed194.jpg</text:p>
          </table:table-cell>
          <table:table-cell office:value-type="string">
            <text:p>[“legs”, “mattress”, “pillows”, “brown”]</text:p>
          </table:table-cell>
        </table:table-row>
        <table:table-row table:style-name="ro1">
          <table:table-cell office:value-type="string">
            <text:p>bed195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96.jpg</text:p>
          </table:table-cell>
          <table:table-cell office:value-type="string">
            <text:p>[“legs”, “mattress”, “pillow”, “brown”]</text:p>
          </table:table-cell>
        </table:table-row>
        <table:table-row table:style-name="ro1">
          <table:table-cell office:value-type="string">
            <text:p>bed197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198.jpg</text:p>
          </table:table-cell>
          <table:table-cell office:value-type="string">
            <text:p>[“legs”, “mattress”, “pillows”, “beige”]</text:p>
          </table:table-cell>
        </table:table-row>
        <table:table-row table:style-name="ro1">
          <table:table-cell office:value-type="string">
            <text:p>bed199.jpg</text:p>
          </table:table-cell>
          <table:table-cell office:value-type="string">
            <text:p>[“mattress”, “pillows”, “brown”]</text:p>
          </table:table-cell>
        </table:table-row>
        <table:table-row table:style-name="ro1">
          <table:table-cell office:value-type="string">
            <text:p>bed200.jpg</text:p>
          </table:table-cell>
          <table:table-cell office:value-type="string">
            <text:p>[“mattress”, “pillows”, “brown”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2/18/2018</text:date>, <text:time>21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09T08:47:20.30</meta:creation-date>
    <dc:date>2018-12-18T21:12:14.96</dc:date>
    <dc:creator>Akshay Venkatesh</dc:creator>
    <meta:editing-duration>P1DT24M12S</meta:editing-duration>
    <meta:editing-cycles>175</meta:editing-cycles>
    <meta:generator>OpenOffice/4.1.3$Win32 OpenOffice.org_project/413m1$Build-9783</meta:generator>
    <meta:document-statistic meta:table-count="3" meta:cell-count="2001" meta:object-count="0"/>
  </office:meta>
</office:document-meta>
</file>